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style:font-name="Century Gothic"/>
    </style:style>
    <style:style style:name="P2" style:parent-style-name="Standard" style:family="paragraph">
      <style:paragraph-properties fo:text-align="justify" fo:line-height="115%"/>
      <style:text-properties style:font-name="Century Gothic" style:font-name-complex="Times New Roman"/>
    </style:style>
    <style:style style:name="P3" style:parent-style-name="Standard" style:family="paragraph">
      <style:text-properties style:font-name="Century Gothic" style:font-name-complex="Times New Roman"/>
    </style:style>
    <style:style style:name="P4" style:parent-style-name="Standard" style:family="paragraph">
      <style:text-properties style:font-name="Century Gothic" style:font-name-complex="Times New Roman"/>
    </style:style>
    <style:style style:name="P5" style:parent-style-name="Standard" style:family="paragraph">
      <style:text-properties style:font-name="Century Gothic" style:font-name-complex="Times New Roman"/>
    </style:style>
    <style:style style:name="P6" style:parent-style-name="Standard" style:family="paragraph">
      <style:text-properties style:font-name="Century Gothic" style:font-name-complex="Times New Roman"/>
    </style:style>
    <style:style style:name="P7" style:parent-style-name="Standard" style:family="paragraph">
      <style:text-properties style:font-name="Century Gothic" style:font-name-complex="Times New Roman"/>
    </style:style>
    <style:style style:name="P8" style:parent-style-name="Standard" style:family="paragraph">
      <style:text-properties style:font-name="Century Gothic" style:font-name-complex="Times New Roman"/>
    </style:style>
    <style:style style:name="P9" style:parent-style-name="Standard" style:family="paragraph">
      <style:text-properties style:font-name="Century Gothic" style:font-name-complex="Times New Roman"/>
    </style:style>
    <style:style style:name="P10" style:parent-style-name="Standard" style:family="paragraph">
      <style:text-properties style:font-name="Century Gothic" style:font-name-complex="Times New Roman"/>
    </style:style>
    <style:style style:name="P11" style:parent-style-name="Standard" style:family="paragraph">
      <style:text-properties style:font-name="Century Gothic" style:font-name-complex="Times New Roman"/>
    </style:style>
    <style:style style:name="P12" style:parent-style-name="Standard" style:family="paragraph">
      <style:text-properties style:font-name="Century Gothic" style:font-name-complex="Times New Roman"/>
    </style:style>
    <style:style style:name="P13" style:parent-style-name="Standard" style:family="paragraph">
      <style:text-properties style:font-name="Century Gothic" style:font-name-complex="Times New Roman"/>
    </style:style>
    <style:style style:name="P14" style:parent-style-name="Standard" style:family="paragraph">
      <style:text-properties style:font-name="Century Gothic" style:font-name-complex="Times New Roman"/>
    </style:style>
    <style:style style:name="P15" style:parent-style-name="Standard" style:family="paragraph">
      <style:text-properties style:font-name="Century Gothic" style:font-name-complex="Times New Roman"/>
    </style:style>
    <style:style style:name="P16" style:parent-style-name="Standard" style:family="paragraph">
      <style:text-properties style:font-name="Century Gothic" style:font-name-complex="Times New Roman"/>
    </style:style>
    <style:style style:name="P17" style:parent-style-name="Standard" style:family="paragraph">
      <style:text-properties style:font-name="Century Gothic" style:font-name-complex="Times New Roman"/>
    </style:style>
    <style:style style:name="P18" style:parent-style-name="Standard" style:family="paragraph">
      <style:text-properties style:font-name="Century Gothic" style:font-name-complex="Times New Roman"/>
    </style:style>
    <style:style style:name="P19" style:parent-style-name="Standard" style:family="paragraph">
      <style:text-properties style:font-name="Century Gothic" style:font-name-complex="Times New Roman"/>
    </style:style>
    <style:style style:name="P20" style:parent-style-name="Standard" style:family="paragraph">
      <style:text-properties style:font-name="Century Gothic" style:font-name-complex="Times New Roman"/>
    </style:style>
    <style:style style:name="P21" style:parent-style-name="Standard" style:family="paragraph">
      <style:text-properties style:font-name="Century Gothic" style:font-name-complex="Times New Roman"/>
    </style:style>
    <style:style style:name="P22" style:parent-style-name="Standard" style:family="paragraph">
      <style:text-properties style:font-name="Century Gothic" style:font-name-complex="Times New Roman"/>
    </style:style>
    <style:style style:name="P23" style:parent-style-name="Standard" style:family="paragraph">
      <style:text-properties style:font-name="Century Gothic" style:font-name-complex="Times New Roman"/>
    </style:style>
    <style:style style:name="P24" style:parent-style-name="Standard" style:family="paragraph">
      <style:text-properties style:font-name="Century Gothic" style:font-name-complex="Times New Roman"/>
    </style:style>
    <style:style style:name="P25" style:parent-style-name="Standard" style:family="paragraph">
      <style:text-properties style:font-name="Century Gothic" style:font-name-complex="Times New Roman"/>
    </style:style>
    <style:style style:name="P26" style:parent-style-name="Standard" style:family="paragraph">
      <style:text-properties style:font-name="Century Gothic" style:font-name-complex="Times New Roman"/>
    </style:style>
    <style:style style:name="P27" style:parent-style-name="Standard" style:family="paragraph">
      <style:text-properties style:font-name="Century Gothic" style:font-name-complex="Times New Roman"/>
    </style:style>
    <style:style style:name="P28" style:parent-style-name="Standard" style:family="paragraph">
      <style:text-properties style:font-name="Century Gothic" style:font-name-complex="Times New Roman"/>
    </style:style>
    <style:style style:name="P29" style:parent-style-name="Standard" style:family="paragraph">
      <style:text-properties style:font-name="Century Gothic" style:font-name-complex="Times New Roman"/>
    </style:style>
    <style:style style:name="P30" style:parent-style-name="Standard" style:family="paragraph">
      <style:text-properties style:font-name="Century Gothic" style:font-name-complex="Times New Roman"/>
    </style:style>
    <style:style style:name="P31" style:parent-style-name="Standard" style:family="paragraph">
      <style:text-properties style:font-name="Century Gothic" style:font-name-complex="Times New Roman"/>
    </style:style>
    <style:style style:name="P32" style:parent-style-name="Standard" style:family="paragraph">
      <style:text-properties style:font-name="Century Gothic" style:font-name-complex="Times New Roman"/>
    </style:style>
    <style:style style:name="P33" style:parent-style-name="Standard" style:family="paragraph">
      <style:text-properties style:font-name="Century Gothic" style:font-name-complex="Times New Roman"/>
    </style:style>
    <style:style style:name="P34" style:parent-style-name="Standard" style:family="paragraph">
      <style:text-properties style:font-name="Century Gothic" style:font-name-complex="Times New Roman"/>
    </style:style>
    <style:style style:name="P35" style:parent-style-name="Standard" style:family="paragraph">
      <style:text-properties style:font-name="Century Gothic" style:font-name-complex="Times New Roman"/>
    </style:style>
    <style:style style:name="P36" style:parent-style-name="Standard" style:family="paragraph">
      <style:text-properties style:font-name="Century Gothic" style:font-name-complex="Times New Roman"/>
    </style:style>
    <style:style style:name="P37" style:parent-style-name="Standard" style:family="paragraph">
      <style:text-properties style:font-name="Century Gothic" style:font-name-complex="Times New Roman"/>
    </style:style>
    <style:style style:name="P38" style:parent-style-name="Standard" style:family="paragraph">
      <style:text-properties style:font-name="Century Gothic" style:font-name-complex="Times New Roman"/>
    </style:style>
    <style:style style:name="P39" style:parent-style-name="Standard" style:family="paragraph">
      <style:text-properties style:font-name="Century Gothic" style:font-name-complex="Times New Roman"/>
    </style:style>
    <style:style style:name="P40" style:parent-style-name="Standard" style:family="paragraph">
      <style:text-properties style:font-name="Century Gothic" style:font-name-complex="Times New Roman"/>
    </style:style>
    <style:style style:name="P41" style:parent-style-name="Standard" style:family="paragraph">
      <style:text-properties style:font-name="Century Gothic" style:font-name-complex="Times New Roman"/>
    </style:style>
    <style:style style:name="P42" style:parent-style-name="Standard" style:family="paragraph">
      <style:paragraph-properties fo:text-align="justify" fo:line-height="115%"/>
      <style:text-properties style:font-name="Century Gothic" style:font-name-complex="Times New Roman"/>
    </style:style>
    <style:style style:name="P43" style:parent-style-name="Caption" style:family="paragraph">
      <style:paragraph-properties fo:keep-with-next="always"/>
    </style:style>
    <style:style style:name="T44" style:parent-style-name="DefaultParagraphFont" style:family="text">
      <style:text-properties style:font-name="Century Gothic" style:font-name-complex="Times New Roman"/>
    </style:style>
    <style:style style:name="TableColumn46" style:family="table-column">
      <style:table-column-properties style:column-width="0.7979in" style:use-optimal-column-width="false"/>
    </style:style>
    <style:style style:name="TableColumn47" style:family="table-column">
      <style:table-column-properties style:column-width="6.1201in" style:use-optimal-column-width="false"/>
    </style:style>
    <style:style style:name="Table45" style:family="table">
      <style:table-properties style:width="6.918in" fo:margin-left="0in" table:align="left"/>
    </style:style>
    <style:style style:name="TableRow48" style:family="table-row">
      <style:table-row-properties style:use-optimal-row-height="false"/>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margin-bottom="0.1111in" fo:line-height="115%"/>
      <style:text-properties style:font-name="Century Gothic" style:font-name-complex="Times New Roman" fo:font-weight="bold" style:font-weight-asian="bold" style:font-weight-complex="bold"/>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margin-bottom="0.1111in" fo:line-height="115%"/>
      <style:text-properties style:font-name="Century Gothic" style:font-name-complex="Times New Roman"/>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1111in" fo:line-height="115%"/>
      <style:text-properties style:font-name="Century Gothic" style:font-name-complex="Times New Roman" fo:font-weight="bold" style:font-weight-asian="bold" style:font-weight-complex="bold"/>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margin-bottom="0.1111in" fo:line-height="115%"/>
      <style:text-properties style:font-name="Century Gothic" style:font-name-complex="Times New Roman"/>
    </style:style>
    <style:style style:name="TableRow58" style:family="table-row">
      <style:table-row-properties style:use-optimal-row-height="false"/>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margin-bottom="0.1111in" fo:line-height="115%"/>
      <style:text-properties style:font-name="Century Gothic" style:font-name-complex="Times New Roman" fo:font-weight="bold" style:font-weight-asian="bold" style:font-weight-complex="bold"/>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margin-bottom="0.1111in" fo:line-height="115%"/>
      <style:text-properties style:font-name="Century Gothic" style:font-name-complex="Times New Roman"/>
    </style:style>
    <style:style style:name="P63" style:parent-style-name="Standard" style:family="paragraph">
      <style:paragraph-properties fo:margin-bottom="0.1111in" fo:line-height="115%"/>
      <style:text-properties style:font-name="Century Gothic" style:font-name-complex="Times New Roman"/>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1111in" fo:line-height="115%"/>
      <style:text-properties style:font-name="Century Gothic" style:font-name-complex="Times New Roman" fo:font-weight="bold" style:font-weight-asian="bold" style:font-weight-complex="bold"/>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text-align="justify" fo:margin-bottom="0.1111in" fo:line-height="115%"/>
      <style:text-properties style:font-name="Century Gothic" style:font-name-complex="Times New Roman"/>
    </style:style>
    <style:style style:name="P69" style:parent-style-name="Standard" style:family="paragraph">
      <style:paragraph-properties fo:line-height="115%"/>
      <style:text-properties style:font-name="Century Gothic" style:font-name-complex="Times New Roman" fo:font-weight="bold" style:font-weight-asian="bold" style:font-weight-complex="bold" fo:font-style="italic" style:font-style-asian="italic" style:font-style-complex="italic"/>
    </style:style>
    <style:style style:name="P70" style:parent-style-name="Caption" style:family="paragraph">
      <style:paragraph-properties fo:keep-with-next="always"/>
    </style:style>
    <style:style style:name="T71" style:parent-style-name="DefaultParagraphFont" style:family="text">
      <style:text-properties style:font-name="Century Gothic" style:font-name-complex="Times New Roman"/>
    </style:style>
    <style:style style:name="TableColumn73" style:family="table-column">
      <style:table-column-properties style:column-width="0.7986in" style:use-optimal-column-width="false"/>
    </style:style>
    <style:style style:name="TableColumn74" style:family="table-column">
      <style:table-column-properties style:column-width="6.1229in" style:use-optimal-column-width="false"/>
    </style:style>
    <style:style style:name="Table72" style:family="table">
      <style:table-properties style:width="6.9215in" fo:margin-left="0in" table:align="left"/>
    </style:style>
    <style:style style:name="TableRow75" style:family="table-row">
      <style:table-row-properties style:use-optimal-row-height="fals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line-height="115%"/>
      <style:text-properties style:font-name="Century Gothic" style:font-name-complex="Times New Roman" fo:font-weight="bold" style:font-weight-asian="bold" style:font-weight-complex="bold"/>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1111in" fo:line-height="115%"/>
      <style:text-properties style:font-name="Century Gothic" style:font-name-complex="Times New Roman"/>
    </style:style>
    <style:style style:name="TableRow80" style:family="table-row">
      <style:table-row-properties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line-height="115%"/>
      <style:text-properties style:font-name="Century Gothic" style:font-name-complex="Times New Roman" fo:font-weight="bold" style:font-weight-asian="bold" style:font-weight-complex="bold"/>
    </style:style>
    <style:style style:name="TableCell83" style:family="table-cell">
      <style:table-cell-properties fo:border="0.0069in solid #000000" style:writing-mode="lr-tb" fo:padding-top="0in" fo:padding-left="0.075in" fo:padding-bottom="0in" fo:padding-right="0.075in"/>
    </style:style>
    <style:style style:name="P84" style:parent-style-name="ListParagraph" style:family="paragraph">
      <style:paragraph-properties fo:margin-bottom="0in" fo:line-height="115%"/>
      <style:text-properties style:font-name="Century Gothic" style:font-name-complex="Times New Roman"/>
    </style:style>
    <style:style style:name="P85" style:parent-style-name="ListParagraph" style:family="paragraph">
      <style:paragraph-properties fo:margin-bottom="0in" fo:line-height="115%"/>
    </style:style>
    <style:style style:name="T86" style:parent-style-name="DefaultParagraphFont" style:family="text">
      <style:text-properties style:font-name="Century Gothic" style:font-name-complex="Times New Roman"/>
    </style:style>
    <style:style style:name="T87" style:parent-style-name="DefaultParagraphFont" style:family="text">
      <style:text-properties style:font-name="Century Gothic"/>
    </style:style>
    <style:style style:name="TableRow88" style:family="table-row">
      <style:table-row-properties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line-height="115%"/>
      <style:text-properties style:font-name="Century Gothic" style:font-name-complex="Times New Roman" fo:font-weight="bold" style:font-weight-asian="bold" style:font-weight-complex="bold"/>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margin-bottom="0.1111in" fo:line-height="115%"/>
      <style:text-properties style:font-name="Century Gothic" style:font-name-complex="Times New Roman"/>
    </style:style>
    <style:style style:name="P93" style:parent-style-name="Standard" style:family="paragraph">
      <style:paragraph-properties fo:margin-bottom="0.1111in" fo:line-height="115%"/>
      <style:text-properties style:font-name="Century Gothic" style:font-name-complex="Times New Roman"/>
    </style:style>
    <style:style style:name="P94" style:parent-style-name="Standard" style:family="paragraph">
      <style:paragraph-properties fo:margin-bottom="0.1111in" fo:line-height="115%"/>
      <style:text-properties style:font-name="Century Gothic" style:font-name-complex="Times New Roman"/>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line-height="115%"/>
      <style:text-properties style:font-name="Century Gothic" style:font-name-complex="Times New Roman" fo:font-weight="bold" style:font-weight-asian="bold" style:font-weight-complex="bold"/>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text-align="justify" fo:margin-bottom="0.1111in" fo:line-height="115%"/>
      <style:text-properties style:font-name="Century Gothic" style:font-name-complex="Times New Roman"/>
    </style:style>
    <style:style style:name="P100" style:parent-style-name="Standard" style:family="paragraph">
      <style:paragraph-properties fo:line-height="115%"/>
      <style:text-properties style:font-name="Century Gothic" style:font-name-complex="Times New Roman" fo:font-weight="bold" style:font-weight-asian="bold" style:font-weight-complex="bold" fo:font-style="italic" style:font-style-asian="italic" style:font-style-complex="italic"/>
    </style:style>
    <style:style style:name="P101" style:parent-style-name="Caption" style:family="paragraph">
      <style:paragraph-properties fo:keep-with-next="always"/>
    </style:style>
    <style:style style:name="T102" style:parent-style-name="DefaultParagraphFont" style:family="text">
      <style:text-properties style:font-name="Century Gothic" style:font-name-complex="Times New Roman"/>
    </style:style>
    <style:style style:name="TableColumn104" style:family="table-column">
      <style:table-column-properties style:column-width="0.7979in" style:use-optimal-column-width="false"/>
    </style:style>
    <style:style style:name="TableColumn105" style:family="table-column">
      <style:table-column-properties style:column-width="6.1243in" style:use-optimal-column-width="false"/>
    </style:style>
    <style:style style:name="Table103" style:family="table">
      <style:table-properties style:width="6.9222in" fo:margin-left="0in" table:align="left"/>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fo:line-height="115%"/>
      <style:text-properties style:font-name="Century Gothic" style:font-name-complex="Times New Roman" fo:font-weight="bold" style:font-weight-asian="bold" style:font-weight-complex="bold"/>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margin-bottom="0.1111in" fo:line-height="115%"/>
      <style:text-properties style:font-name="Century Gothic" style:font-name-complex="Times New Roman"/>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line-height="115%"/>
      <style:text-properties style:font-name="Century Gothic" style:font-name-complex="Times New Roman" fo:font-weight="bold" style:font-weight-asian="bold" style:font-weight-complex="bold"/>
    </style:style>
    <style:style style:name="TableCell114" style:family="table-cell">
      <style:table-cell-properties fo:border="0.0069in solid #000000" style:writing-mode="lr-tb" fo:padding-top="0in" fo:padding-left="0.075in" fo:padding-bottom="0in" fo:padding-right="0.075in"/>
    </style:style>
    <style:style style:name="P115" style:parent-style-name="ListParagraph" style:family="paragraph">
      <style:paragraph-properties fo:margin-bottom="0in" fo:line-height="115%"/>
      <style:text-properties style:font-name="Century Gothic" style:font-name-complex="Times New Roman"/>
    </style:style>
    <style:style style:name="P116" style:parent-style-name="ListParagraph" style:family="paragraph">
      <style:paragraph-properties fo:margin-bottom="0in" fo:line-height="115%"/>
    </style:style>
    <style:style style:name="T117" style:parent-style-name="DefaultParagraphFont" style:family="text">
      <style:text-properties style:font-name="Century Gothic" style:font-name-complex="Times New Roman"/>
    </style:style>
    <style:style style:name="T118" style:parent-style-name="DefaultParagraphFont" style:family="text">
      <style:text-properties style:font-name="Century Gothic"/>
    </style:style>
    <style:style style:name="TableRow119" style:family="table-row">
      <style:table-row-properties style:use-optimal-row-height="false"/>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line-height="115%"/>
      <style:text-properties style:font-name="Century Gothic" style:font-name-complex="Times New Roman" fo:font-weight="bold" style:font-weight-asian="bold" style:font-weight-complex="bold"/>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margin-bottom="0.1111in" fo:line-height="115%"/>
      <style:text-properties style:font-name="Century Gothic" style:font-name-complex="Times New Roman"/>
    </style:style>
    <style:style style:name="P124" style:parent-style-name="Standard" style:family="paragraph">
      <style:paragraph-properties fo:margin-bottom="0.1111in" fo:line-height="115%"/>
      <style:text-properties style:font-name="Century Gothic" style:font-name-complex="Times New Roman"/>
    </style:style>
    <style:style style:name="P125" style:parent-style-name="Standard" style:family="paragraph">
      <style:paragraph-properties fo:margin-bottom="0.1111in" fo:line-height="115%"/>
      <style:text-properties style:font-name="Century Gothic" style:font-name-complex="Times New Roman"/>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line-height="115%"/>
      <style:text-properties style:font-name="Century Gothic" style:font-name-complex="Times New Roman" fo:font-weight="bold" style:font-weight-asian="bold" style:font-weight-complex="bold"/>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text-align="justify" fo:margin-bottom="0.1111in" fo:line-height="115%"/>
      <style:text-properties style:font-name="Century Gothic" style:font-name-complex="Times New Roman"/>
    </style:style>
    <style:style style:name="P131" style:parent-style-name="Standard" style:family="paragraph">
      <style:paragraph-properties fo:line-height="115%"/>
      <style:text-properties style:font-name="Century Gothic" style:font-name-complex="Times New Roman" fo:font-weight="bold" style:font-weight-asian="bold" style:font-weight-complex="bold" fo:font-style="italic" style:font-style-asian="italic" style:font-style-complex="italic"/>
    </style:style>
    <style:style style:name="P132" style:parent-style-name="Standard" style:family="paragraph">
      <style:paragraph-properties fo:text-align="justify" fo:line-height="115%"/>
      <style:text-properties style:font-name="Century Gothic" style:font-name-complex="Times New Roman"/>
    </style:style>
    <style:style style:name="P133" style:parent-style-name="Caption" style:family="paragraph">
      <style:paragraph-properties fo:keep-with-next="always"/>
    </style:style>
    <style:style style:name="T134" style:parent-style-name="DefaultParagraphFont" style:family="text">
      <style:text-properties style:font-name="Century Gothic" style:font-name-complex="Times New Roman"/>
    </style:style>
    <style:style style:name="TableColumn136" style:family="table-column">
      <style:table-column-properties style:column-width="0.7979in" style:use-optimal-column-width="false"/>
    </style:style>
    <style:style style:name="TableColumn137" style:family="table-column">
      <style:table-column-properties style:column-width="6.109in" style:use-optimal-column-width="false"/>
    </style:style>
    <style:style style:name="Table135" style:family="table">
      <style:table-properties style:width="6.9069in" fo:margin-left="0in" table:align="left"/>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line-height="115%"/>
      <style:text-properties style:font-name="Century Gothic" style:font-name-complex="Times New Roman" fo:font-weight="bold" style:font-weight-asian="bold" style:font-weight-complex="bold"/>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margin-bottom="0.1111in" fo:line-height="115%"/>
      <style:text-properties style:font-name="Century Gothic" style:font-name-complex="Times New Roman"/>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line-height="115%"/>
      <style:text-properties style:font-name="Century Gothic" style:font-name-complex="Times New Roman" fo:font-weight="bold" style:font-weight-asian="bold" style:font-weight-complex="bold"/>
    </style:style>
    <style:style style:name="TableCell146" style:family="table-cell">
      <style:table-cell-properties fo:border="0.0069in solid #000000" style:writing-mode="lr-tb" fo:padding-top="0in" fo:padding-left="0.075in" fo:padding-bottom="0in" fo:padding-right="0.075in"/>
    </style:style>
    <style:style style:name="P147" style:parent-style-name="ListParagraph" style:family="paragraph">
      <style:paragraph-properties fo:margin-bottom="0in" fo:line-height="115%"/>
      <style:text-properties style:font-name="Century Gothic" style:font-name-complex="Times New Roman"/>
    </style:style>
    <style:style style:name="P148" style:parent-style-name="ListParagraph" style:family="paragraph">
      <style:paragraph-properties fo:margin-bottom="0in" fo:line-height="115%"/>
    </style:style>
    <style:style style:name="T149" style:parent-style-name="DefaultParagraphFont" style:family="text">
      <style:text-properties style:font-name="Century Gothic" style:font-name-complex="Times New Roman"/>
    </style:style>
    <style:style style:name="T150" style:parent-style-name="DefaultParagraphFont" style:family="text">
      <style:text-properties style:font-name="Century Gothic"/>
    </style:style>
    <style:style style:name="T151" style:parent-style-name="DefaultParagraphFont" style:family="text">
      <style:text-properties style:font-name="Century Gothic" style:font-name-complex="Times New Roman"/>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line-height="115%"/>
      <style:text-properties style:font-name="Century Gothic" style:font-name-complex="Times New Roman" fo:font-weight="bold" style:font-weight-asian="bold" style:font-weight-complex="bold"/>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margin-bottom="0.1111in" fo:line-height="115%"/>
      <style:text-properties style:font-name="Century Gothic" style:font-name-complex="Times New Roman"/>
    </style:style>
    <style:style style:name="P157" style:parent-style-name="Standard" style:family="paragraph">
      <style:paragraph-properties fo:margin-bottom="0.1111in" fo:line-height="115%"/>
      <style:text-properties style:font-name="Century Gothic" style:font-name-complex="Times New Roman"/>
    </style:style>
    <style:style style:name="P158" style:parent-style-name="Standard" style:family="paragraph">
      <style:paragraph-properties fo:margin-bottom="0.1111in" fo:line-height="115%"/>
      <style:text-properties style:font-name="Century Gothic" style:font-name-complex="Times New Roman"/>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line-height="115%"/>
      <style:text-properties style:font-name="Century Gothic" style:font-name-complex="Times New Roman" fo:font-weight="bold" style:font-weight-asian="bold" style:font-weight-complex="bold"/>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margin-bottom="0.1111in" fo:line-height="115%"/>
      <style:text-properties style:font-name="Century Gothic" style:font-name-complex="Times New Roman"/>
    </style:style>
    <style:style style:name="P164" style:parent-style-name="Standard" style:family="paragraph">
      <style:paragraph-properties fo:line-height="115%"/>
      <style:text-properties style:font-name="Century Gothic" style:font-name-complex="Times New Roman" fo:font-weight="bold" style:font-weight-asian="bold" style:font-weight-complex="bold" fo:font-style="italic" style:font-style-asian="italic" style:font-style-complex="italic"/>
    </style:style>
    <style:style style:name="P165" style:parent-style-name="Caption" style:family="paragraph">
      <style:paragraph-properties fo:keep-with-next="always"/>
    </style:style>
    <style:style style:name="T166" style:parent-style-name="DefaultParagraphFont" style:family="text">
      <style:text-properties style:font-name="Century Gothic"/>
    </style:style>
    <style:style style:name="T167" style:parent-style-name="DefaultParagraphFont" style:family="text">
      <style:text-properties style:font-name="Century Gothic" style:font-name-complex="Times New Roman"/>
    </style:style>
    <style:style style:name="T168" style:parent-style-name="DefaultParagraphFont" style:family="text">
      <style:text-properties style:font-name="Century Gothic"/>
    </style:style>
    <style:style style:name="T169" style:parent-style-name="DefaultParagraphFont" style:family="text">
      <style:text-properties style:font-name="Century Gothic"/>
    </style:style>
    <style:style style:name="TableColumn171" style:family="table-column">
      <style:table-column-properties style:column-width="0.7979in" style:use-optimal-column-width="false"/>
    </style:style>
    <style:style style:name="TableColumn172" style:family="table-column">
      <style:table-column-properties style:column-width="6.1201in" style:use-optimal-column-width="false"/>
    </style:style>
    <style:style style:name="Table170" style:family="table">
      <style:table-properties style:width="6.918in" fo:margin-left="0in" table:align="left"/>
    </style:style>
    <style:style style:name="TableRow173" style:family="table-row">
      <style:table-row-properties style:use-optimal-row-height="false"/>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margin-bottom="0.1111in" fo:line-height="115%"/>
      <style:text-properties style:font-name="Century Gothic" fo:font-weight="bold" style:font-weight-asian="bold" style:font-weight-complex="bold"/>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margin-bottom="0.1111in" fo:line-height="115%"/>
      <style:text-properties style:font-name="Century Gothic" style:font-name-complex="Times New Roman"/>
    </style:style>
    <style:style style:name="TableRow178" style:family="table-row">
      <style:table-row-properties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margin-bottom="0.1111in" fo:line-height="115%"/>
      <style:text-properties style:font-name="Century Gothic" fo:font-weight="bold" style:font-weight-asian="bold" style:font-weight-complex="bold"/>
    </style:style>
    <style:style style:name="TableCell181" style:family="table-cell">
      <style:table-cell-properties fo:border="0.0069in solid #000000" style:writing-mode="lr-tb" fo:padding-top="0in" fo:padding-left="0.075in" fo:padding-bottom="0in" fo:padding-right="0.075in"/>
    </style:style>
    <style:style style:name="P182" style:parent-style-name="ListParagraph" style:family="paragraph">
      <style:paragraph-properties fo:margin-bottom="0in" fo:line-height="115%"/>
      <style:text-properties style:font-name="Century Gothic" style:font-name-complex="Times New Roman"/>
    </style:style>
    <style:style style:name="P183" style:parent-style-name="ListParagraph" style:family="paragraph">
      <style:paragraph-properties fo:margin-bottom="0in" fo:line-height="115%"/>
    </style:style>
    <style:style style:name="T184" style:parent-style-name="DefaultParagraphFont" style:family="text">
      <style:text-properties style:font-name="Century Gothic" style:font-name-complex="Times New Roman"/>
    </style:style>
    <style:style style:name="T185" style:parent-style-name="DefaultParagraphFont" style:family="text">
      <style:text-properties style:font-name="Century Gothic"/>
    </style:style>
    <style:style style:name="T186" style:parent-style-name="DefaultParagraphFont" style:family="text">
      <style:text-properties style:font-name="Century Gothic" style:font-name-complex="Times New Roman"/>
    </style:style>
    <style:style style:name="TableRow187" style:family="table-row">
      <style:table-row-properties style:use-optimal-row-height="false"/>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margin-bottom="0.1111in" fo:line-height="115%"/>
      <style:text-properties style:font-name="Century Gothic" fo:font-weight="bold" style:font-weight-asian="bold" style:font-weight-complex="bold"/>
    </style:style>
    <style:style style:name="TableCell190" style:family="table-cell">
      <style:table-cell-properties fo:border="0.0069in solid #000000" style:writing-mode="lr-tb" fo:padding-top="0in" fo:padding-left="0.075in" fo:padding-bottom="0in" fo:padding-right="0.075in"/>
    </style:style>
    <style:style style:name="P191" style:parent-style-name="ListParagraph" style:family="paragraph">
      <style:paragraph-properties fo:margin-bottom="0in" fo:line-height="115%"/>
      <style:text-properties style:font-name="Century Gothic" style:font-name-complex="Times New Roman"/>
    </style:style>
    <style:style style:name="P192" style:parent-style-name="ListParagraph" style:family="paragraph">
      <style:paragraph-properties fo:margin-bottom="0in" fo:line-height="115%"/>
      <style:text-properties style:font-name="Century Gothic" style:font-name-complex="Times New Roman"/>
    </style:style>
    <style:style style:name="P193" style:parent-style-name="ListParagraph" style:family="paragraph">
      <style:paragraph-properties fo:margin-bottom="0in" fo:line-height="115%"/>
      <style:text-properties style:font-name="Century Gothic" style:font-name-complex="Times New Roman"/>
    </style:style>
    <style:style style:name="TableRow194" style:family="table-row">
      <style:table-row-properties style:use-optimal-row-height="false"/>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margin-bottom="0.1111in" fo:line-height="115%"/>
      <style:text-properties style:font-name="Century Gothic" fo:font-weight="bold" style:font-weight-asian="bold" style:font-weight-complex="bold"/>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margin-bottom="0.1111in" fo:line-height="115%"/>
      <style:text-properties style:font-name="Century Gothic" style:font-name-complex="Times New Roman"/>
    </style:style>
    <style:style style:name="P199" style:parent-style-name="Standard" style:family="paragraph">
      <style:paragraph-properties fo:line-height="115%"/>
      <style:text-properties style:font-name="Century Gothic" style:font-name-complex="Times New Roman" fo:font-weight="bold" style:font-weight-asian="bold" style:font-weight-complex="bold" fo:font-style="italic" style:font-style-asian="italic" style:font-style-complex="italic"/>
    </style:style>
    <style:style style:name="P200" style:parent-style-name="Caption" style:family="paragraph">
      <style:paragraph-properties fo:keep-with-next="always"/>
    </style:style>
    <style:style style:name="T201" style:parent-style-name="DefaultParagraphFont" style:family="text">
      <style:text-properties style:font-name="Century Gothic" style:font-name-complex="Times New Roman"/>
    </style:style>
    <style:style style:name="TableColumn203" style:family="table-column">
      <style:table-column-properties style:column-width="0.7979in" style:use-optimal-column-width="false"/>
    </style:style>
    <style:style style:name="TableColumn204" style:family="table-column">
      <style:table-column-properties style:column-width="6.1201in" style:use-optimal-column-width="false"/>
    </style:style>
    <style:style style:name="Table202" style:family="table">
      <style:table-properties style:width="6.918in" fo:margin-left="0in" table:align="left"/>
    </style:style>
    <style:style style:name="TableRow205" style:family="table-row">
      <style:table-row-properties style:use-optimal-row-height="false"/>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margin-bottom="0.1111in" fo:line-height="115%"/>
      <style:text-properties style:font-name="Century Gothic" fo:font-weight="bold" style:font-weight-asian="bold" style:font-weight-complex="bold"/>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margin-bottom="0.1111in" fo:line-height="115%"/>
      <style:text-properties style:font-name="Century Gothic" style:font-name-complex="Times New Roman"/>
    </style:style>
    <style:style style:name="TableRow210" style:family="table-row">
      <style:table-row-properties style:use-optimal-row-height="false"/>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margin-bottom="0.1111in" fo:line-height="115%"/>
      <style:text-properties style:font-name="Century Gothic" fo:font-weight="bold" style:font-weight-asian="bold" style:font-weight-complex="bold"/>
    </style:style>
    <style:style style:name="TableCell213" style:family="table-cell">
      <style:table-cell-properties fo:border="0.0069in solid #000000" style:writing-mode="lr-tb" fo:padding-top="0in" fo:padding-left="0.075in" fo:padding-bottom="0in" fo:padding-right="0.075in"/>
    </style:style>
    <style:style style:name="P214" style:parent-style-name="ListParagraph" style:family="paragraph">
      <style:paragraph-properties fo:margin-bottom="0in" fo:line-height="115%"/>
      <style:text-properties style:font-name="Century Gothic" style:font-name-complex="Times New Roman"/>
    </style:style>
    <style:style style:name="P215" style:parent-style-name="ListParagraph" style:family="paragraph">
      <style:paragraph-properties fo:margin-bottom="0in" fo:line-height="115%"/>
    </style:style>
    <style:style style:name="T216" style:parent-style-name="DefaultParagraphFont" style:family="text">
      <style:text-properties style:font-name="Century Gothic" style:font-name-complex="Times New Roman"/>
    </style:style>
    <style:style style:name="T217" style:parent-style-name="DefaultParagraphFont" style:family="text">
      <style:text-properties style:font-name="Century Gothic"/>
    </style:style>
    <style:style style:name="T218" style:parent-style-name="DefaultParagraphFont" style:family="text">
      <style:text-properties style:font-name="Century Gothic" style:font-name-complex="Times New Roman"/>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margin-bottom="0.1111in" fo:line-height="115%"/>
      <style:text-properties style:font-name="Century Gothic" fo:font-weight="bold" style:font-weight-asian="bold" style:font-weight-complex="bold"/>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margin-bottom="0.1111in" fo:line-height="115%"/>
      <style:text-properties style:font-name="Century Gothic" style:font-name-complex="Times New Roman"/>
    </style:style>
    <style:style style:name="P224" style:parent-style-name="Standard" style:family="paragraph">
      <style:paragraph-properties fo:margin-bottom="0.1111in" fo:line-height="115%"/>
      <style:text-properties style:font-name="Century Gothic" style:font-name-complex="Times New Roman"/>
    </style:style>
    <style:style style:name="P225" style:parent-style-name="Standard" style:family="paragraph">
      <style:paragraph-properties fo:margin-bottom="0.1111in" fo:line-height="115%"/>
      <style:text-properties style:font-name="Century Gothic" style:font-name-complex="Times New Roman"/>
    </style:style>
    <style:style style:name="P226" style:parent-style-name="Standard" style:family="paragraph">
      <style:paragraph-properties fo:margin-bottom="0.1111in" fo:line-height="115%"/>
      <style:text-properties style:font-name="Century Gothic" style:font-name-complex="Times New Roman"/>
    </style:style>
    <style:style style:name="TableRow227" style:family="table-row">
      <style:table-row-properties style:use-optimal-row-height="false"/>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margin-bottom="0.1111in" fo:line-height="115%"/>
      <style:text-properties style:font-name="Century Gothic" fo:font-weight="bold" style:font-weight-asian="bold" style:font-weight-complex="bold"/>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text-align="justify" fo:margin-bottom="0.1111in" fo:line-height="115%"/>
      <style:text-properties style:font-name="Century Gothic" style:font-name-complex="Times New Roman"/>
    </style:style>
    <style:style style:name="P232" style:parent-style-name="Standard" style:family="paragraph">
      <style:paragraph-properties fo:line-height="115%"/>
      <style:text-properties style:font-name="Century Gothic" style:font-name-complex="Times New Roman"/>
    </style:style>
    <style:style style:name="P233" style:parent-style-name="Standard" style:family="paragraph">
      <style:paragraph-properties fo:text-align="justify" fo:line-height="115%"/>
      <style:text-properties style:font-name="Century Gothic" style:font-name-complex="Times New Roman"/>
    </style:style>
    <style:style style:name="P234" style:parent-style-name="Caption" style:family="paragraph">
      <style:paragraph-properties fo:keep-with-next="always"/>
    </style:style>
    <style:style style:name="T235" style:parent-style-name="DefaultParagraphFont" style:family="text">
      <style:text-properties style:font-name="Century Gothic" style:font-name-complex="Times New Roman"/>
    </style:style>
    <style:style style:name="TableColumn237" style:family="table-column">
      <style:table-column-properties style:column-width="0.7979in" style:use-optimal-column-width="false"/>
    </style:style>
    <style:style style:name="TableColumn238" style:family="table-column">
      <style:table-column-properties style:column-width="6.109in" style:use-optimal-column-width="false"/>
    </style:style>
    <style:style style:name="Table236" style:family="table">
      <style:table-properties style:width="6.9069in" fo:margin-left="0in" table:align="left"/>
    </style:style>
    <style:style style:name="TableRow239" style:family="table-row">
      <style:table-row-properties style:use-optimal-row-height="false"/>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line-height="115%"/>
      <style:text-properties style:font-name="Century Gothic" fo:font-weight="bold" style:font-weight-asian="bold" style:font-weight-complex="bold"/>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margin-bottom="0.1111in" fo:line-height="115%"/>
      <style:text-properties style:font-name="Century Gothic" style:font-name-complex="Times New Roman"/>
    </style:style>
    <style:style style:name="TableRow244" style:family="table-row">
      <style:table-row-properties style:use-optimal-row-height="false"/>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line-height="115%"/>
      <style:text-properties style:font-name="Century Gothic" fo:font-weight="bold" style:font-weight-asian="bold" style:font-weight-complex="bold"/>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margin-bottom="0.1111in" fo:line-height="115%"/>
      <style:text-properties style:font-name="Century Gothic" style:font-name-complex="Times New Roman"/>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line-height="115%"/>
      <style:text-properties style:font-name="Century Gothic" fo:font-weight="bold" style:font-weight-asian="bold" style:font-weight-complex="bold"/>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margin-bottom="0.1111in" fo:line-height="115%"/>
      <style:text-properties style:font-name="Century Gothic" style:font-name-complex="Times New Roman"/>
    </style:style>
    <style:style style:name="P254" style:parent-style-name="Standard" style:family="paragraph">
      <style:paragraph-properties fo:margin-bottom="0.1111in" fo:line-height="115%"/>
      <style:text-properties style:font-name="Century Gothic" style:font-name-complex="Times New Roman"/>
    </style:style>
    <style:style style:name="P255" style:parent-style-name="Standard" style:family="paragraph">
      <style:paragraph-properties fo:margin-bottom="0.1111in" fo:line-height="115%"/>
      <style:text-properties style:font-name="Century Gothic" style:font-name-complex="Times New Roman"/>
    </style:style>
    <style:style style:name="P256" style:parent-style-name="Standard" style:family="paragraph">
      <style:paragraph-properties fo:margin-bottom="0.1111in" fo:line-height="115%"/>
      <style:text-properties style:font-name="Century Gothic" style:font-name-complex="Times New Roman"/>
    </style:style>
    <style:style style:name="P257" style:parent-style-name="Standard" style:family="paragraph">
      <style:paragraph-properties fo:margin-bottom="0.1111in" fo:line-height="115%"/>
      <style:text-properties style:font-name="Century Gothic" style:font-name-complex="Times New Roman"/>
    </style:style>
    <style:style style:name="P258" style:parent-style-name="Standard" style:family="paragraph">
      <style:paragraph-properties fo:margin-bottom="0.1111in" fo:line-height="115%"/>
      <style:text-properties style:font-name="Century Gothic" style:font-name-complex="Times New Roman"/>
    </style:style>
    <style:style style:name="P259" style:parent-style-name="Standard" style:family="paragraph">
      <style:paragraph-properties fo:margin-bottom="0.1111in" fo:line-height="115%"/>
      <style:text-properties style:font-name="Century Gothic" style:font-name-complex="Times New Roman"/>
    </style:style>
    <style:style style:name="P260" style:parent-style-name="Standard" style:family="paragraph">
      <style:paragraph-properties fo:margin-bottom="0.1111in" fo:line-height="115%"/>
      <style:text-properties style:font-name="Century Gothic" style:font-name-complex="Times New Roman"/>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paragraph-properties fo:line-height="115%"/>
      <style:text-properties style:font-name="Century Gothic" fo:font-weight="bold" style:font-weight-asian="bold" style:font-weight-complex="bold"/>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text-align="justify" fo:margin-bottom="0.1111in" fo:line-height="115%"/>
      <style:text-properties style:font-name="Century Gothic" style:font-name-complex="Times New Roman"/>
    </style:style>
    <style:style style:name="P266" style:parent-style-name="Standard" style:family="paragraph">
      <style:paragraph-properties fo:line-height="115%"/>
      <style:text-properties style:font-name="Century Gothic" style:font-name-complex="Times New Roman"/>
    </style:style>
    <style:style style:name="P267" style:parent-style-name="Standard" style:family="paragraph">
      <style:paragraph-properties fo:line-height="115%"/>
      <style:text-properties style:font-name="Century Gothic" style:font-name-complex="Times New Roman"/>
    </style:style>
    <style:style style:name="P268" style:parent-style-name="Standard" style:family="paragraph">
      <style:paragraph-properties fo:line-height="115%"/>
      <style:text-properties style:font-name="Century Gothic" style:font-name-complex="Times New Roman"/>
    </style:style>
    <style:style style:name="P269" style:parent-style-name="Standard" style:family="paragraph">
      <style:paragraph-properties fo:line-height="115%"/>
      <style:text-properties style:font-name="Century Gothic" style:font-name-complex="Times New Roman"/>
    </style:style>
    <style:style style:name="P270" style:parent-style-name="Standard" style:family="paragraph">
      <style:paragraph-properties fo:line-height="115%"/>
      <style:text-properties style:font-name="Century Gothic" style:font-name-complex="Times New Roman"/>
    </style:style>
    <style:style style:name="P271" style:parent-style-name="Standard" style:family="paragraph">
      <style:paragraph-properties fo:line-height="115%"/>
      <style:text-properties style:font-name="Century Gothic" style:font-name-complex="Times New Roman"/>
    </style:style>
    <style:style style:name="P272" style:parent-style-name="Standard" style:family="paragraph">
      <style:paragraph-properties fo:line-height="115%"/>
      <style:text-properties style:font-name="Century Gothic" style:font-name-complex="Times New Roman"/>
    </style:style>
    <style:style style:name="P273" style:parent-style-name="Caption" style:family="paragraph">
      <style:paragraph-properties fo:keep-with-next="always"/>
    </style:style>
    <style:style style:name="T274" style:parent-style-name="DefaultParagraphFont" style:family="text">
      <style:text-properties style:font-name="Century Gothic" style:font-name-complex="Times New Roman"/>
    </style:style>
    <style:style style:name="T275" style:parent-style-name="DefaultParagraphFont" style:family="text">
      <style:text-properties style:font-name="Century Gothic" style:font-name-complex="Times New Roman"/>
    </style:style>
    <style:style style:name="T276" style:parent-style-name="DefaultParagraphFont" style:family="text">
      <style:text-properties style:font-name="Century Gothic" style:font-name-complex="Times New Roman"/>
    </style:style>
    <style:style style:name="TableColumn278" style:family="table-column">
      <style:table-column-properties style:column-width="0.7986in" style:use-optimal-column-width="false"/>
    </style:style>
    <style:style style:name="TableColumn279" style:family="table-column">
      <style:table-column-properties style:column-width="6.1048in" style:use-optimal-column-width="false"/>
    </style:style>
    <style:style style:name="Table277" style:family="table">
      <style:table-properties style:width="6.9034in" fo:margin-left="0in" table:align="left"/>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line-height="115%"/>
      <style:text-properties style:font-name="Century Gothic" fo:font-weight="bold" style:font-weight-asian="bold" style:font-weight-complex="bold"/>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margin-bottom="0.1111in" fo:line-height="115%"/>
      <style:text-properties style:font-name="Century Gothic" style:font-name-complex="Times New Roman"/>
    </style:style>
    <style:style style:name="TableRow285" style:family="table-row">
      <style:table-row-properties style:use-optimal-row-height="false"/>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line-height="115%"/>
      <style:text-properties style:font-name="Century Gothic" fo:font-weight="bold" style:font-weight-asian="bold" style:font-weight-complex="bold"/>
    </style:style>
    <style:style style:name="TableCell288" style:family="table-cell">
      <style:table-cell-properties fo:border="0.0069in solid #000000" style:writing-mode="lr-tb" fo:padding-top="0in" fo:padding-left="0.075in" fo:padding-bottom="0in" fo:padding-right="0.075in"/>
    </style:style>
    <style:style style:name="P289" style:parent-style-name="ListParagraph" style:family="paragraph">
      <style:paragraph-properties fo:margin-bottom="0in" fo:line-height="115%"/>
      <style:text-properties style:font-name="Century Gothic" style:font-name-complex="Times New Roman"/>
    </style:style>
    <style:style style:name="P290" style:parent-style-name="ListParagraph" style:family="paragraph">
      <style:paragraph-properties fo:margin-bottom="0in" fo:line-height="115%"/>
      <style:text-properties style:font-name="Century Gothic" style:font-name-complex="Times New Roman"/>
    </style:style>
    <style:style style:name="P291" style:parent-style-name="ListParagraph" style:family="paragraph">
      <style:paragraph-properties fo:margin-bottom="0in" fo:line-height="115%"/>
      <style:text-properties style:font-name="Century Gothic" style:font-name-complex="Times New Roman"/>
    </style:style>
    <style:style style:name="P292" style:parent-style-name="ListParagraph" style:family="paragraph">
      <style:paragraph-properties fo:margin-bottom="0in" fo:line-height="115%"/>
      <style:text-properties style:font-name="Century Gothic" style:font-name-complex="Times New Roman"/>
    </style:style>
    <style:style style:name="TableRow293" style:family="table-row">
      <style:table-row-properties style:use-optimal-row-height="false"/>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line-height="115%"/>
      <style:text-properties style:font-name="Century Gothic" fo:font-weight="bold" style:font-weight-asian="bold" style:font-weight-complex="bold"/>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margin-bottom="0.1111in" fo:line-height="115%"/>
      <style:text-properties style:font-name="Century Gothic" style:font-name-complex="Times New Roman"/>
    </style:style>
    <style:style style:name="P298" style:parent-style-name="Standard" style:family="paragraph">
      <style:paragraph-properties fo:margin-bottom="0.1111in" fo:line-height="115%"/>
      <style:text-properties style:font-name="Century Gothic" style:font-name-complex="Times New Roman"/>
    </style:style>
    <style:style style:name="P299" style:parent-style-name="Standard" style:family="paragraph">
      <style:paragraph-properties fo:margin-bottom="0.1111in" fo:line-height="115%"/>
      <style:text-properties style:font-name="Century Gothic" style:font-name-complex="Times New Roman"/>
    </style:style>
    <style:style style:name="P300" style:parent-style-name="Standard" style:family="paragraph">
      <style:paragraph-properties fo:margin-bottom="0.1111in" fo:line-height="115%"/>
    </style:style>
    <style:style style:name="T301" style:parent-style-name="DefaultParagraphFont" style:family="text">
      <style:text-properties style:font-name="Century Gothic" style:font-name-complex="Times New Roman"/>
    </style:style>
    <style:style style:name="T302" style:parent-style-name="DefaultParagraphFont" style:family="text">
      <style:text-properties style:font-name="Century Gothic" style:font-name-complex="Times New Roman"/>
    </style:style>
    <style:style style:name="T303" style:parent-style-name="Internetlink" style:family="text">
      <style:text-properties style:font-name="Century Gothic" style:font-name-complex="Times New Roman" style:use-window-font-color="true" style:text-underline-type="none"/>
    </style:style>
    <style:style style:name="T304" style:parent-style-name="DefaultParagraphFont" style:family="text">
      <style:text-properties style:font-name="Century Gothic" style:font-name-complex="Times New Roman"/>
    </style:style>
    <style:style style:name="P305" style:parent-style-name="Standard" style:family="paragraph">
      <style:paragraph-properties fo:margin-bottom="0.1111in" fo:line-height="115%"/>
    </style:style>
    <style:style style:name="T306" style:parent-style-name="DefaultParagraphFont" style:family="text">
      <style:text-properties style:font-name="Century Gothic" style:font-name-complex="Times New Roman"/>
    </style:style>
    <style:style style:name="T307" style:parent-style-name="DefaultParagraphFont" style:family="text">
      <style:text-properties style:font-name="Century Gothic"/>
    </style:style>
    <style:style style:name="T308" style:parent-style-name="DefaultParagraphFont" style:family="text">
      <style:text-properties style:font-name="Century Gothic" style:font-name-complex="Times New Roman"/>
    </style:style>
    <style:style style:name="P309" style:parent-style-name="Standard" style:family="paragraph">
      <style:paragraph-properties fo:margin-bottom="0.1111in" fo:line-height="115%"/>
      <style:text-properties style:font-name="Century Gothic" style:font-name-complex="Times New Roman"/>
    </style:style>
    <style:style style:name="TableRow310" style:family="table-row">
      <style:table-row-properties style:use-optimal-row-height="false"/>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line-height="115%"/>
      <style:text-properties style:font-name="Century Gothic" fo:font-weight="bold" style:font-weight-asian="bold" style:font-weight-complex="bold"/>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text-align="justify" fo:margin-bottom="0.1111in" fo:line-height="115%"/>
      <style:text-properties style:font-name="Century Gothic" style:font-name-complex="Times New Roman"/>
    </style:style>
    <style:style style:name="P315" style:parent-style-name="Standard" style:family="paragraph">
      <style:paragraph-properties fo:line-height="115%"/>
      <style:text-properties style:font-name="Century Gothic" style:font-name-complex="Times New Roman" fo:font-weight="bold" style:font-weight-asian="bold" style:font-weight-complex="bold" fo:font-style="italic" style:font-style-asian="italic" style:font-style-complex="italic"/>
    </style:style>
    <style:style style:name="P316" style:parent-style-name="Caption" style:family="paragraph">
      <style:paragraph-properties fo:keep-with-next="always"/>
    </style:style>
    <style:style style:name="T317" style:parent-style-name="DefaultParagraphFont" style:family="text">
      <style:text-properties style:font-name="Century Gothic" style:font-name-complex="Times New Roman"/>
    </style:style>
    <style:style style:name="T318" style:parent-style-name="DefaultParagraphFont" style:family="text">
      <style:text-properties style:font-name="Century Gothic" style:font-name-complex="Times New Roman"/>
    </style:style>
    <style:style style:name="TableColumn320" style:family="table-column">
      <style:table-column-properties style:column-width="0.7979in" style:use-optimal-column-width="false"/>
    </style:style>
    <style:style style:name="TableColumn321" style:family="table-column">
      <style:table-column-properties style:column-width="6.1104in" style:use-optimal-column-width="false"/>
    </style:style>
    <style:style style:name="Table319" style:family="table">
      <style:table-properties style:width="6.9083in" fo:margin-left="0in" table:align="left"/>
    </style:style>
    <style:style style:name="TableRow322" style:family="table-row">
      <style:table-row-properties style:use-optimal-row-height="false"/>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line-height="115%"/>
      <style:text-properties style:font-name="Century Gothic" fo:font-weight="bold" style:font-weight-asian="bold" style:font-weight-complex="bold"/>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margin-bottom="0.1111in" fo:line-height="115%"/>
      <style:text-properties style:font-name="Century Gothic" style:font-name-complex="Times New Roman"/>
    </style:style>
    <style:style style:name="TableRow327" style:family="table-row">
      <style:table-row-properties style:use-optimal-row-height="false"/>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fo:line-height="115%"/>
      <style:text-properties style:font-name="Century Gothic" fo:font-weight="bold" style:font-weight-asian="bold" style:font-weight-complex="bold"/>
    </style:style>
    <style:style style:name="TableCell330" style:family="table-cell">
      <style:table-cell-properties fo:border="0.0069in solid #000000" style:writing-mode="lr-tb" fo:padding-top="0in" fo:padding-left="0.075in" fo:padding-bottom="0in" fo:padding-right="0.075in"/>
    </style:style>
    <style:style style:name="P331" style:parent-style-name="ListParagraph" style:family="paragraph">
      <style:paragraph-properties fo:margin-bottom="0in" fo:line-height="115%"/>
    </style:style>
    <style:style style:name="T332" style:parent-style-name="DefaultParagraphFont" style:family="text">
      <style:text-properties style:font-name="Century Gothic" style:font-name-complex="Times New Roman"/>
    </style:style>
    <style:style style:name="T333" style:parent-style-name="DefaultParagraphFont" style:family="text">
      <style:text-properties style:font-name="Century Gothic"/>
    </style:style>
    <style:style style:name="T334" style:parent-style-name="DefaultParagraphFont" style:family="text">
      <style:text-properties style:font-name="Century Gothic" style:font-name-complex="Times New Roman"/>
    </style:style>
    <style:style style:name="TableRow335" style:family="table-row">
      <style:table-row-properties style:use-optimal-row-height="false"/>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line-height="115%"/>
      <style:text-properties style:font-name="Century Gothic" fo:font-weight="bold" style:font-weight-asian="bold" style:font-weight-complex="bold"/>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margin-bottom="0.1111in" fo:line-height="115%"/>
      <style:text-properties style:font-name="Century Gothic" style:font-name-complex="Times New Roman"/>
    </style:style>
    <style:style style:name="P340" style:parent-style-name="Standard" style:family="paragraph">
      <style:paragraph-properties fo:margin-bottom="0.1111in" fo:line-height="115%"/>
    </style:style>
    <style:style style:name="T341" style:parent-style-name="DefaultParagraphFont" style:family="text">
      <style:text-properties style:font-name="Century Gothic"/>
    </style:style>
    <style:style style:name="T342" style:parent-style-name="DefaultParagraphFont" style:family="text">
      <style:text-properties style:font-name="Century Gothic" style:font-name-complex="Times New Roman"/>
    </style:style>
    <style:style style:name="T343" style:parent-style-name="DefaultParagraphFont" style:family="text">
      <style:text-properties style:font-name="Century Gothic" style:font-name-complex="Times New Roman"/>
    </style:style>
    <style:style style:name="T344" style:parent-style-name="Internetlink" style:family="text">
      <style:text-properties style:font-name="Century Gothic" style:font-name-complex="Times New Roman" style:use-window-font-color="true" style:text-underline-type="none"/>
    </style:style>
    <style:style style:name="T345" style:parent-style-name="Internetlink" style:family="text">
      <style:text-properties style:font-name="Century Gothic" style:font-name-complex="Times New Roman" style:use-window-font-color="true" style:text-underline-type="none"/>
    </style:style>
    <style:style style:name="T346" style:parent-style-name="Internetlink" style:family="text">
      <style:text-properties style:font-name="Century Gothic" style:font-name-complex="Times New Roman" style:use-window-font-color="true" style:text-underline-type="none"/>
    </style:style>
    <style:style style:name="P347" style:parent-style-name="Standard" style:family="paragraph">
      <style:paragraph-properties fo:margin-bottom="0.1111in" fo:line-height="115%"/>
      <style:text-properties style:font-name="Century Gothic" style:font-name-complex="Times New Roman"/>
    </style:style>
    <style:style style:name="P348" style:parent-style-name="Standard" style:family="paragraph">
      <style:paragraph-properties fo:margin-bottom="0.1111in" fo:line-height="115%"/>
      <style:text-properties style:font-name="Century Gothic" style:font-name-complex="Times New Roman"/>
    </style:style>
    <style:style style:name="TableRow349" style:family="table-row">
      <style:table-row-properties style:use-optimal-row-height="false"/>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line-height="115%"/>
      <style:text-properties style:font-name="Century Gothic" fo:font-weight="bold" style:font-weight-asian="bold" style:font-weight-complex="bold"/>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text-align="justify" fo:margin-bottom="0.1111in" fo:line-height="115%"/>
      <style:text-properties style:font-name="Century Gothic" style:font-name-complex="Times New Roman"/>
    </style:style>
    <style:style style:name="P354" style:parent-style-name="Standard" style:family="paragraph">
      <style:paragraph-properties fo:line-height="115%"/>
      <style:text-properties style:font-name="Century Gothic" style:font-name-complex="Times New Roman" fo:font-weight="bold" style:font-weight-asian="bold" style:font-weight-complex="bold" fo:font-style="italic" style:font-style-asian="italic" style:font-style-complex="italic"/>
    </style:style>
    <style:style style:name="P355" style:parent-style-name="Caption" style:family="paragraph">
      <style:paragraph-properties fo:keep-with-next="always"/>
    </style:style>
    <style:style style:name="T356" style:parent-style-name="DefaultParagraphFont" style:family="text">
      <style:text-properties style:font-name="Century Gothic" style:font-name-complex="Times New Roman"/>
    </style:style>
    <style:style style:name="TableColumn358" style:family="table-column">
      <style:table-column-properties style:column-width="1.0041in" style:use-optimal-column-width="false"/>
    </style:style>
    <style:style style:name="TableColumn359" style:family="table-column">
      <style:table-column-properties style:column-width="5.8687in" style:use-optimal-column-width="false"/>
    </style:style>
    <style:style style:name="Table357" style:family="table">
      <style:table-properties style:width="6.8729in" fo:margin-left="0in" table:align="left"/>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line-height="115%"/>
      <style:text-properties style:font-name="Century Gothic" fo:font-weight="bold" style:font-weight-asian="bold" style:font-weight-complex="bold"/>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margin-bottom="0.1111in" fo:line-height="115%"/>
      <style:text-properties style:font-name="Century Gothic" style:font-name-complex="Times New Roman"/>
    </style:style>
    <style:style style:name="TableRow365" style:family="table-row">
      <style:table-row-properties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line-height="115%"/>
      <style:text-properties style:font-name="Century Gothic" fo:font-weight="bold" style:font-weight-asian="bold" style:font-weight-complex="bold"/>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margin-bottom="0.1111in" fo:line-height="115%"/>
      <style:text-properties style:font-name="Century Gothic" style:font-name-complex="Times New Roman"/>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line-height="115%"/>
      <style:text-properties style:font-name="Century Gothic" fo:font-weight="bold" style:font-weight-asian="bold" style:font-weight-complex="bold"/>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margin-bottom="0.1111in" fo:line-height="115%"/>
      <style:text-properties style:font-name="Century Gothic" style:font-name-complex="Times New Roman"/>
    </style:style>
    <style:style style:name="P375" style:parent-style-name="Standard" style:family="paragraph">
      <style:paragraph-properties fo:margin-bottom="0.1111in" fo:line-height="115%"/>
      <style:text-properties style:font-name="Century Gothic" style:font-name-complex="Times New Roman"/>
    </style:style>
    <style:style style:name="P376" style:parent-style-name="Standard" style:family="paragraph">
      <style:paragraph-properties fo:margin-bottom="0.1111in" fo:line-height="115%"/>
      <style:text-properties style:font-name="Century Gothic" style:font-name-complex="Times New Roman"/>
    </style:style>
    <style:style style:name="TableRow377" style:family="table-row">
      <style:table-row-properties style:use-optimal-row-height="false"/>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line-height="115%"/>
      <style:text-properties style:font-name="Century Gothic" fo:font-weight="bold" style:font-weight-asian="bold" style:font-weight-complex="bold"/>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justify" fo:margin-bottom="0.1111in" fo:line-height="115%"/>
      <style:text-properties style:font-name="Century Gothic" style:font-name-complex="Times New Roman"/>
    </style:style>
    <style:style style:name="P382" style:parent-style-name="Standard" style:family="paragraph">
      <style:paragraph-properties fo:line-height="115%"/>
      <style:text-properties style:font-name="Century Gothic" style:font-name-complex="Times New Roman"/>
    </style:style>
    <style:style style:name="P383" style:parent-style-name="Standard" style:family="paragraph">
      <style:paragraph-properties fo:line-height="115%"/>
      <style:text-properties style:font-name="Century Gothic" style:font-name-complex="Times New Roman"/>
    </style:style>
    <style:style style:name="P384" style:parent-style-name="Standard" style:family="paragraph">
      <style:paragraph-properties fo:line-height="115%"/>
      <style:text-properties style:font-name="Century Gothic" style:font-name-complex="Times New Roman"/>
    </style:style>
    <style:style style:name="P385" style:parent-style-name="Standard" style:family="paragraph">
      <style:paragraph-properties fo:line-height="115%"/>
      <style:text-properties style:font-name="Century Gothic" style:font-name-complex="Times New Roman"/>
    </style:style>
    <style:style style:name="P386" style:parent-style-name="Standard" style:family="paragraph">
      <style:paragraph-properties fo:line-height="115%"/>
      <style:text-properties style:font-name="Century Gothic" style:font-name-complex="Times New Roman"/>
    </style:style>
    <style:style style:name="P387" style:parent-style-name="Standard" style:family="paragraph">
      <style:paragraph-properties fo:line-height="115%"/>
      <style:text-properties style:font-name="Century Gothic" style:font-name-complex="Times New Roman"/>
    </style:style>
    <style:style style:name="P388" style:parent-style-name="Standard" style:family="paragraph">
      <style:paragraph-properties fo:line-height="115%"/>
      <style:text-properties style:font-name="Century Gothic" style:font-name-complex="Times New Roman"/>
    </style:style>
    <style:style style:name="P389" style:parent-style-name="Standard" style:family="paragraph">
      <style:paragraph-properties fo:line-height="115%"/>
      <style:text-properties style:font-name="Century Gothic" style:font-name-complex="Times New Roman"/>
    </style:style>
    <style:style style:name="P390" style:parent-style-name="Standard" style:family="paragraph">
      <style:paragraph-properties fo:line-height="115%"/>
      <style:text-properties style:font-name="Century Gothic" style:font-name-complex="Times New Roman"/>
    </style:style>
    <style:style style:name="P391" style:parent-style-name="Standard" style:family="paragraph">
      <style:paragraph-properties fo:line-height="115%"/>
      <style:text-properties style:font-name="Century Gothic" style:font-name-complex="Times New Roman"/>
    </style:style>
    <style:style style:name="P392" style:parent-style-name="Standard" style:family="paragraph">
      <style:paragraph-properties fo:line-height="115%"/>
      <style:text-properties style:font-name="Century Gothic" style:font-name-complex="Times New Roman"/>
    </style:style>
    <style:style style:name="P393" style:parent-style-name="Standard" style:family="paragraph">
      <style:paragraph-properties fo:line-height="115%"/>
      <style:text-properties style:font-name="Century Gothic" style:font-name-complex="Times New Roman"/>
    </style:style>
    <style:style style:name="P394" style:parent-style-name="Standard" style:family="paragraph">
      <style:paragraph-properties fo:line-height="115%"/>
      <style:text-properties style:font-name="Century Gothic" style:font-name-complex="Times New Roman"/>
    </style:style>
    <style:style style:name="P395" style:parent-style-name="Standard" style:family="paragraph">
      <style:paragraph-properties fo:line-height="115%"/>
      <style:text-properties style:font-name="Century Gothic" style:font-name-complex="Times New Roman"/>
    </style:style>
    <style:style style:name="P396" style:parent-style-name="Standard" style:family="paragraph">
      <style:paragraph-properties fo:line-height="115%"/>
      <style:text-properties style:font-name="Century Gothic" style:font-name-complex="Times New Roman"/>
    </style:style>
    <style:style style:name="P397" style:parent-style-name="Standard" style:family="paragraph">
      <style:paragraph-properties fo:line-height="115%"/>
      <style:text-properties style:font-name="Century Gothic" style:font-name-complex="Times New Roman"/>
    </style:style>
    <style:style style:name="P398" style:parent-style-name="Standard" style:family="paragraph">
      <style:paragraph-properties fo:line-height="115%"/>
      <style:text-properties style:font-name="Century Gothic" style:font-name-complex="Times New Roman"/>
    </style:style>
    <style:style style:name="P399" style:parent-style-name="Standard" style:family="paragraph">
      <style:paragraph-properties fo:line-height="115%"/>
      <style:text-properties style:font-name="Century Gothic" style:font-name-complex="Times New Roman"/>
    </style:style>
    <style:style style:name="P400" style:parent-style-name="Standard" style:family="paragraph">
      <style:paragraph-properties fo:line-height="115%"/>
      <style:text-properties style:font-name="Century Gothic" style:font-name-complex="Times New Roman"/>
    </style:style>
    <style:style style:name="P401" style:parent-style-name="Standard" style:family="paragraph">
      <style:paragraph-properties fo:line-height="115%"/>
      <style:text-properties style:font-name="Century Gothic" style:font-name-complex="Times New Roman"/>
    </style:style>
    <style:style style:name="P402" style:parent-style-name="Standard" style:family="paragraph">
      <style:paragraph-properties fo:line-height="115%"/>
      <style:text-properties style:font-name="Century Gothic" style:font-name-complex="Times New Roman"/>
    </style:style>
    <style:style style:name="P403" style:parent-style-name="Standard" style:family="paragraph">
      <style:paragraph-properties fo:line-height="115%"/>
      <style:text-properties style:font-name="Century Gothic" style:font-name-complex="Times New Roman"/>
    </style:style>
    <style:style style:name="P404" style:parent-style-name="Standard" style:family="paragraph">
      <style:paragraph-properties fo:line-height="115%"/>
      <style:text-properties style:font-name="Century Gothic" style:font-name-complex="Times New Roman"/>
    </style:style>
    <style:style style:name="P405" style:parent-style-name="Standard" style:family="paragraph">
      <style:paragraph-properties fo:line-height="115%"/>
      <style:text-properties style:font-name="Century Gothic" style:font-name-complex="Times New Roman"/>
    </style:style>
    <style:style style:name="P406" style:parent-style-name="Standard" style:family="paragraph">
      <style:paragraph-properties fo:line-height="115%"/>
      <style:text-properties style:font-name="Century Gothic" style:font-name-complex="Times New Roman"/>
    </style:style>
    <style:style style:name="P407" style:parent-style-name="Standard" style:family="paragraph">
      <style:paragraph-properties fo:line-height="115%"/>
      <style:text-properties style:font-name="Century Gothic" style:font-name-complex="Times New Roman"/>
    </style:style>
    <style:style style:name="P408" style:parent-style-name="Standard" style:family="paragraph">
      <style:paragraph-properties fo:line-height="115%"/>
      <style:text-properties style:font-name="Century Gothic" style:font-name-complex="Times New Roman"/>
    </style:style>
    <style:style style:name="P409" style:parent-style-name="Standard" style:family="paragraph">
      <style:paragraph-properties fo:line-height="115%"/>
      <style:text-properties style:font-name="Century Gothic" style:font-name-complex="Times New Roman"/>
    </style:style>
    <style:style style:name="P410" style:parent-style-name="Standard" style:family="paragraph">
      <style:paragraph-properties fo:line-height="115%"/>
      <style:text-properties style:font-name="Century Gothic" style:font-name-complex="Times New Roman"/>
    </style:style>
    <style:style style:name="P411" style:parent-style-name="Standard" style:family="paragraph">
      <style:paragraph-properties fo:line-height="115%"/>
      <style:text-properties style:font-name="Century Gothic" style:font-name-complex="Times New Roman"/>
    </style:style>
    <style:style style:name="P412" style:parent-style-name="Standard" style:family="paragraph">
      <style:paragraph-properties fo:line-height="115%"/>
      <style:text-properties style:font-name="Century Gothic" style:font-name-complex="Times New Roman"/>
    </style:style>
    <style:style style:name="P413" style:parent-style-name="Standard" style:family="paragraph">
      <style:paragraph-properties fo:line-height="115%"/>
      <style:text-properties style:font-name="Century Gothic" style:font-name-complex="Times New Roman"/>
    </style:style>
    <style:style style:name="P414" style:parent-style-name="Standard" style:family="paragraph">
      <style:paragraph-properties fo:line-height="115%"/>
      <style:text-properties style:font-name="Century Gothic" style:font-name-complex="Times New Roman"/>
    </style:style>
    <style:style style:name="P415" style:parent-style-name="Heading2" style:family="paragraph">
      <style:text-properties style:font-name="Century Gothic"/>
    </style:style>
    <style:style style:name="P416" style:parent-style-name="Standard" style:family="paragraph">
      <style:paragraph-properties fo:text-align="justify" fo:line-height="115%"/>
      <style:text-properties style:font-name="Century Gothic" style:font-name-complex="Times New Roman"/>
    </style:style>
    <style:style style:name="P417" style:parent-style-name="Standard" style:family="paragraph">
      <style:paragraph-properties fo:text-align="justify" fo:line-height="115%"/>
      <style:text-properties style:font-name="Century Gothic" style:font-name-complex="Times New Roman"/>
    </style:style>
    <style:style style:name="P418" style:parent-style-name="Caption" style:family="paragraph">
      <style:paragraph-properties fo:keep-with-next="always"/>
    </style:style>
    <style:style style:name="T419" style:parent-style-name="DefaultParagraphFont" style:family="text">
      <style:text-properties style:font-name="Century Gothic" style:font-name-complex="Times New Roman"/>
    </style:style>
    <style:style style:name="TableColumn421" style:family="table-column">
      <style:table-column-properties style:column-width="0.7986in" style:use-optimal-column-width="false"/>
    </style:style>
    <style:style style:name="TableColumn422" style:family="table-column">
      <style:table-column-properties style:column-width="6.1111in" style:use-optimal-column-width="false"/>
    </style:style>
    <style:style style:name="Table420" style:family="table">
      <style:table-properties style:width="6.9097in" fo:margin-left="0in" table:align="left"/>
    </style:style>
    <style:style style:name="TableRow423" style:family="table-row">
      <style:table-row-properties style:use-optimal-row-height="false"/>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line-height="115%"/>
      <style:text-properties style:font-name="Century Gothic" fo:font-weight="bold" style:font-weight-asian="bold" style:font-weight-complex="bold"/>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margin-bottom="0.1111in" fo:line-height="115%"/>
      <style:text-properties style:font-name="Century Gothic" style:font-name-complex="Times New Roman"/>
    </style:style>
    <style:style style:name="TableRow428" style:family="table-row">
      <style:table-row-properties style:use-optimal-row-height="false"/>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line-height="115%"/>
      <style:text-properties style:font-name="Century Gothic" fo:font-weight="bold" style:font-weight-asian="bold" style:font-weight-complex="bold"/>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margin-bottom="0.1111in" fo:line-height="115%"/>
      <style:text-properties style:font-name="Century Gothic" style:font-name-complex="Times New Roman"/>
    </style:style>
    <style:style style:name="TableRow433" style:family="table-row">
      <style:table-row-properties style:use-optimal-row-height="false"/>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line-height="115%"/>
      <style:text-properties style:font-name="Century Gothic" fo:font-weight="bold" style:font-weight-asian="bold" style:font-weight-complex="bold"/>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margin-bottom="0.1111in" fo:line-height="115%"/>
      <style:text-properties style:font-name="Century Gothic" style:font-name-complex="Times New Roman"/>
    </style:style>
    <style:style style:name="P438" style:parent-style-name="Standard" style:family="paragraph">
      <style:paragraph-properties fo:margin-bottom="0.1111in" fo:line-height="115%"/>
      <style:text-properties style:font-name="Century Gothic" style:font-name-complex="Times New Roman"/>
    </style:style>
    <style:style style:name="P439" style:parent-style-name="Standard" style:family="paragraph">
      <style:paragraph-properties fo:margin-bottom="0.1111in" fo:line-height="115%"/>
      <style:text-properties style:font-name="Century Gothic" style:font-name-complex="Times New Roman"/>
    </style:style>
    <style:style style:name="P440" style:parent-style-name="Standard" style:family="paragraph">
      <style:paragraph-properties fo:margin-bottom="0.1111in" fo:line-height="115%"/>
      <style:text-properties style:font-name="Century Gothic" style:font-name-complex="Times New Roman"/>
    </style:style>
    <style:style style:name="TableRow441" style:family="table-row">
      <style:table-row-properties style:use-optimal-row-height="false"/>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line-height="115%"/>
      <style:text-properties style:font-name="Century Gothic" fo:font-weight="bold" style:font-weight-asian="bold" style:font-weight-complex="bold"/>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text-align="justify" fo:margin-bottom="0.1111in" fo:line-height="115%"/>
      <style:text-properties style:font-name="Century Gothic" style:font-name-complex="Times New Roman"/>
    </style:style>
    <style:style style:name="P446" style:parent-style-name="Standard" style:family="paragraph">
      <style:paragraph-properties fo:line-height="115%"/>
      <style:text-properties style:font-name="Century Gothic" style:font-name-complex="Times New Roman" fo:font-weight="bold" style:font-weight-asian="bold" style:font-weight-complex="bold" fo:font-style="italic" style:font-style-asian="italic" style:font-style-complex="italic"/>
    </style:style>
    <style:style style:name="P447" style:parent-style-name="Caption" style:family="paragraph">
      <style:paragraph-properties fo:keep-with-next="always"/>
    </style:style>
    <style:style style:name="T448" style:parent-style-name="DefaultParagraphFont" style:family="text">
      <style:text-properties style:font-name="Century Gothic" style:font-name-complex="Times New Roman"/>
    </style:style>
    <style:style style:name="TableColumn450" style:family="table-column">
      <style:table-column-properties style:column-width="0.7979in" style:use-optimal-column-width="false"/>
    </style:style>
    <style:style style:name="TableColumn451" style:family="table-column">
      <style:table-column-properties style:column-width="6.0736in" style:use-optimal-column-width="false"/>
    </style:style>
    <style:style style:name="Table449" style:family="table">
      <style:table-properties style:width="6.8715in" fo:margin-left="0in" table:align="left"/>
    </style:style>
    <style:style style:name="TableRow452" style:family="table-row">
      <style:table-row-properties style:use-optimal-row-height="false"/>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line-height="115%"/>
      <style:text-properties style:font-name="Century Gothic" fo:font-weight="bold" style:font-weight-asian="bold" style:font-weight-complex="bold"/>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margin-bottom="0.1111in" fo:line-height="115%"/>
      <style:text-properties style:font-name="Century Gothic" style:font-name-complex="Times New Roman"/>
    </style:style>
    <style:style style:name="TableRow457" style:family="table-row">
      <style:table-row-properties style:use-optimal-row-height="false"/>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line-height="115%"/>
      <style:text-properties style:font-name="Century Gothic" fo:font-weight="bold" style:font-weight-asian="bold" style:font-weight-complex="bold"/>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margin-bottom="0.1111in" fo:line-height="115%"/>
    </style:style>
    <style:style style:name="T462" style:parent-style-name="DefaultParagraphFont" style:family="text">
      <style:text-properties style:font-name="Century Gothic" style:font-name-complex="Times New Roman"/>
    </style:style>
    <style:style style:name="T463" style:parent-style-name="DefaultParagraphFont" style:family="text">
      <style:text-properties style:font-name="Century Gothic"/>
    </style:style>
    <style:style style:name="T464" style:parent-style-name="DefaultParagraphFont" style:family="text">
      <style:text-properties style:font-name="Century Gothic" style:font-name-complex="Times New Roman"/>
    </style:style>
    <style:style style:name="TableRow465" style:family="table-row">
      <style:table-row-properties style:use-optimal-row-height="false"/>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line-height="115%"/>
      <style:text-properties style:font-name="Century Gothic" fo:font-weight="bold" style:font-weight-asian="bold" style:font-weight-complex="bold"/>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fo:margin-bottom="0.1111in" fo:line-height="115%"/>
      <style:text-properties style:font-name="Century Gothic" style:font-name-complex="Times New Roman"/>
    </style:style>
    <style:style style:name="P470" style:parent-style-name="Standard" style:family="paragraph">
      <style:paragraph-properties fo:margin-bottom="0.1111in" fo:line-height="115%"/>
      <style:text-properties style:font-name="Century Gothic" style:font-name-complex="Times New Roman"/>
    </style:style>
    <style:style style:name="P471" style:parent-style-name="Standard" style:family="paragraph">
      <style:paragraph-properties fo:margin-bottom="0.1111in" fo:line-height="115%"/>
      <style:text-properties style:font-name="Century Gothic" style:font-name-complex="Times New Roman"/>
    </style:style>
    <style:style style:name="P472" style:parent-style-name="Standard" style:family="paragraph">
      <style:paragraph-properties fo:margin-bottom="0.1111in" fo:line-height="115%"/>
      <style:text-properties style:font-name="Century Gothic" style:font-name-complex="Times New Roman"/>
    </style:style>
    <style:style style:name="P473" style:parent-style-name="Standard" style:family="paragraph">
      <style:paragraph-properties fo:margin-bottom="0.1111in" fo:line-height="115%"/>
      <style:text-properties style:font-name="Century Gothic" style:font-name-complex="Times New Roman"/>
    </style:style>
    <style:style style:name="P474" style:parent-style-name="Standard" style:family="paragraph">
      <style:paragraph-properties fo:margin-bottom="0.1111in" fo:line-height="115%"/>
      <style:text-properties style:font-name="Century Gothic" style:font-name-complex="Times New Roman"/>
    </style:style>
    <style:style style:name="TableRow475" style:family="table-row">
      <style:table-row-properties style:use-optimal-row-height="false"/>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line-height="115%"/>
      <style:text-properties style:font-name="Century Gothic" fo:font-weight="bold" style:font-weight-asian="bold" style:font-weight-complex="bold"/>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paragraph-properties fo:text-align="justify" fo:margin-bottom="0.1111in" fo:line-height="115%"/>
      <style:text-properties style:font-name="Century Gothic" style:font-name-complex="Times New Roman"/>
    </style:style>
    <style:style style:name="P480" style:parent-style-name="Standard" style:family="paragraph">
      <style:paragraph-properties fo:line-height="115%"/>
      <style:text-properties style:font-name="Century Gothic" style:font-name-complex="Times New Roman" fo:font-weight="bold" style:font-weight-asian="bold" style:font-weight-complex="bold" fo:font-style="italic" style:font-style-asian="italic" style:font-style-complex="italic"/>
    </style:style>
    <style:style style:name="P481" style:parent-style-name="Caption" style:family="paragraph">
      <style:paragraph-properties fo:keep-with-next="always"/>
    </style:style>
    <style:style style:name="T482" style:parent-style-name="DefaultParagraphFont" style:family="text">
      <style:text-properties style:font-name="Century Gothic" style:font-name-complex="Times New Roman"/>
    </style:style>
    <style:style style:name="T483" style:parent-style-name="DefaultParagraphFont" style:family="text">
      <style:text-properties style:font-name="Century Gothic" style:font-name-complex="Times New Roman"/>
    </style:style>
    <style:style style:name="TableColumn485" style:family="table-column">
      <style:table-column-properties style:column-width="0.7986in" style:use-optimal-column-width="false"/>
    </style:style>
    <style:style style:name="TableColumn486" style:family="table-column">
      <style:table-column-properties style:column-width="6.1111in" style:use-optimal-column-width="false"/>
    </style:style>
    <style:style style:name="Table484" style:family="table">
      <style:table-properties style:width="6.9097in" fo:margin-left="0in" table:align="left"/>
    </style:style>
    <style:style style:name="TableRow487" style:family="table-row">
      <style:table-row-properties style:use-optimal-row-height="false"/>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line-height="115%"/>
      <style:text-properties style:font-name="Century Gothic" fo:font-weight="bold" style:font-weight-asian="bold" style:font-weight-complex="bold"/>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margin-bottom="0.1111in" fo:line-height="115%"/>
      <style:text-properties style:font-name="Century Gothic" style:font-name-complex="Times New Roman"/>
    </style:style>
    <style:style style:name="TableRow492" style:family="table-row">
      <style:table-row-properties style:use-optimal-row-height="false"/>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line-height="115%"/>
      <style:text-properties style:font-name="Century Gothic" fo:font-weight="bold" style:font-weight-asian="bold" style:font-weight-complex="bold"/>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margin-bottom="0.1111in" fo:line-height="115%"/>
    </style:style>
    <style:style style:name="T497" style:parent-style-name="DefaultParagraphFont" style:family="text">
      <style:text-properties style:font-name="Century Gothic" style:font-name-complex="Times New Roman"/>
    </style:style>
    <style:style style:name="T498" style:parent-style-name="DefaultParagraphFont" style:family="text">
      <style:text-properties style:font-name="Century Gothic"/>
    </style:style>
    <style:style style:name="T499" style:parent-style-name="DefaultParagraphFont" style:family="text">
      <style:text-properties style:font-name="Century Gothic" style:font-name-complex="Times New Roman"/>
    </style:style>
    <style:style style:name="TableRow500" style:family="table-row">
      <style:table-row-properties style:use-optimal-row-height="false"/>
    </style:style>
    <style:style style:name="TableCell501" style:family="table-cell">
      <style:table-cell-properties fo:border="0.0069in solid #000000" style:writing-mode="lr-tb" fo:padding-top="0in" fo:padding-left="0.075in" fo:padding-bottom="0in" fo:padding-right="0.075in"/>
    </style:style>
    <style:style style:name="P502" style:parent-style-name="Standard" style:family="paragraph">
      <style:paragraph-properties fo:line-height="115%"/>
      <style:text-properties style:font-name="Century Gothic" fo:font-weight="bold" style:font-weight-asian="bold" style:font-weight-complex="bold"/>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margin-bottom="0.1111in" fo:line-height="115%"/>
      <style:text-properties style:font-name="Century Gothic" style:font-name-complex="Times New Roman"/>
    </style:style>
    <style:style style:name="P505" style:parent-style-name="Standard" style:family="paragraph">
      <style:paragraph-properties fo:margin-bottom="0.1111in" fo:line-height="115%"/>
      <style:text-properties style:font-name="Century Gothic" style:font-name-complex="Times New Roman"/>
    </style:style>
    <style:style style:name="P506" style:parent-style-name="Standard" style:family="paragraph">
      <style:paragraph-properties fo:margin-bottom="0.1111in" fo:line-height="115%"/>
      <style:text-properties style:font-name="Century Gothic" style:font-name-complex="Times New Roman"/>
    </style:style>
    <style:style style:name="P507" style:parent-style-name="Standard" style:family="paragraph">
      <style:paragraph-properties fo:margin-bottom="0.1111in" fo:line-height="115%"/>
      <style:text-properties style:font-name="Century Gothic" style:font-name-complex="Times New Roman"/>
    </style:style>
    <style:style style:name="P508" style:parent-style-name="Standard" style:family="paragraph">
      <style:paragraph-properties fo:margin-bottom="0.1111in" fo:line-height="115%"/>
      <style:text-properties style:font-name="Century Gothic" style:font-name-complex="Times New Roman"/>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Standard" style:family="paragraph">
      <style:paragraph-properties fo:line-height="115%"/>
      <style:text-properties style:font-name="Century Gothic" fo:font-weight="bold" style:font-weight-asian="bold" style:font-weight-complex="bold"/>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paragraph-properties fo:text-align="justify" fo:margin-bottom="0.1111in" fo:line-height="115%"/>
      <style:text-properties style:font-name="Century Gothic" style:font-name-complex="Times New Roman"/>
    </style:style>
    <style:style style:name="P514" style:parent-style-name="Standard" style:family="paragraph">
      <style:paragraph-properties fo:line-height="115%"/>
      <style:text-properties style:font-name="Century Gothic" style:font-name-complex="Times New Roman" fo:font-weight="bold" style:font-weight-asian="bold" style:font-weight-complex="bold" fo:font-style="italic" style:font-style-asian="italic" style:font-style-complex="italic"/>
    </style:style>
    <style:style style:name="P515" style:parent-style-name="Caption" style:family="paragraph">
      <style:paragraph-properties fo:keep-with-next="always"/>
    </style:style>
    <style:style style:name="T516" style:parent-style-name="DefaultParagraphFont" style:family="text">
      <style:text-properties style:font-name="Century Gothic" style:font-name-complex="Times New Roman"/>
    </style:style>
    <style:style style:name="TableColumn518" style:family="table-column">
      <style:table-column-properties style:column-width="0.7986in" style:use-optimal-column-width="false"/>
    </style:style>
    <style:style style:name="TableColumn519" style:family="table-column">
      <style:table-column-properties style:column-width="6.1048in" style:use-optimal-column-width="false"/>
    </style:style>
    <style:style style:name="Table517" style:family="table">
      <style:table-properties style:width="6.9034in" fo:margin-left="0in" table:align="left"/>
    </style:style>
    <style:style style:name="TableRow520" style:family="table-row">
      <style:table-row-properties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line-height="115%"/>
      <style:text-properties style:font-name="Century Gothic" fo:font-weight="bold" style:font-weight-asian="bold" style:font-weight-complex="bold"/>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margin-bottom="0.1111in" fo:line-height="115%"/>
      <style:text-properties style:font-name="Century Gothic" style:font-name-complex="Times New Roman"/>
    </style:style>
    <style:style style:name="TableRow525" style:family="table-row">
      <style:table-row-properties style:use-optimal-row-height="false"/>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paragraph-properties fo:line-height="115%"/>
      <style:text-properties style:font-name="Century Gothic" fo:font-weight="bold" style:font-weight-asian="bold" style:font-weight-complex="bold"/>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margin-bottom="0.1111in" fo:line-height="115%"/>
    </style:style>
    <style:style style:name="T530" style:parent-style-name="DefaultParagraphFont" style:family="text">
      <style:text-properties style:font-name="Century Gothic" style:font-name-complex="Times New Roman"/>
    </style:style>
    <style:style style:name="T531" style:parent-style-name="DefaultParagraphFont" style:family="text">
      <style:text-properties style:font-name="Century Gothic"/>
    </style:style>
    <style:style style:name="T532" style:parent-style-name="DefaultParagraphFont" style:family="text">
      <style:text-properties style:font-name="Century Gothic" style:font-name-complex="Times New Roman"/>
    </style:style>
    <style:style style:name="TableRow533" style:family="table-row">
      <style:table-row-properties style:use-optimal-row-height="false"/>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paragraph-properties fo:line-height="115%"/>
      <style:text-properties style:font-name="Century Gothic" fo:font-weight="bold" style:font-weight-asian="bold" style:font-weight-complex="bold"/>
    </style:style>
    <style:style style:name="TableCell536" style:family="table-cell">
      <style:table-cell-properties fo:border="0.0069in solid #000000" style:writing-mode="lr-tb" fo:padding-top="0in" fo:padding-left="0.075in" fo:padding-bottom="0in" fo:padding-right="0.075in"/>
    </style:style>
    <style:style style:name="P537" style:parent-style-name="Standard" style:family="paragraph">
      <style:paragraph-properties fo:margin-bottom="0.1111in" fo:line-height="115%"/>
      <style:text-properties style:font-name="Century Gothic" style:font-name-complex="Times New Roman"/>
    </style:style>
    <style:style style:name="P538" style:parent-style-name="Standard" style:family="paragraph">
      <style:paragraph-properties fo:margin-bottom="0.1111in" fo:line-height="115%"/>
      <style:text-properties style:font-name="Century Gothic" style:font-name-complex="Times New Roman"/>
    </style:style>
    <style:style style:name="P539" style:parent-style-name="Standard" style:family="paragraph">
      <style:paragraph-properties fo:margin-bottom="0.1111in" fo:line-height="115%"/>
      <style:text-properties style:font-name="Century Gothic" style:font-name-complex="Times New Roman"/>
    </style:style>
    <style:style style:name="TableRow540" style:family="table-row">
      <style:table-row-properties style:use-optimal-row-height="false"/>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paragraph-properties fo:line-height="115%"/>
      <style:text-properties style:font-name="Century Gothic" fo:font-weight="bold" style:font-weight-asian="bold" style:font-weight-complex="bold"/>
    </style:style>
    <style:style style:name="TableCell543" style:family="table-cell">
      <style:table-cell-properties fo:border="0.0069in solid #000000" style:writing-mode="lr-tb" fo:padding-top="0in" fo:padding-left="0.075in" fo:padding-bottom="0in" fo:padding-right="0.075in"/>
    </style:style>
    <style:style style:name="P544" style:parent-style-name="Standard" style:family="paragraph">
      <style:paragraph-properties fo:text-align="justify" fo:margin-bottom="0.1111in" fo:line-height="115%"/>
      <style:text-properties style:font-name="Century Gothic" style:font-name-complex="Times New Roman"/>
    </style:style>
    <style:style style:name="P545" style:parent-style-name="Standard" style:family="paragraph">
      <style:paragraph-properties fo:line-height="115%"/>
      <style:text-properties style:font-name="Century Gothic" style:font-name-complex="Times New Roman" fo:font-weight="bold" style:font-weight-asian="bold" style:font-weight-complex="bold" fo:font-style="italic" style:font-style-asian="italic" style:font-style-complex="italic"/>
    </style:style>
    <style:style style:name="P546" style:parent-style-name="Caption" style:family="paragraph">
      <style:paragraph-properties fo:keep-with-next="always"/>
    </style:style>
    <style:style style:name="T547" style:parent-style-name="DefaultParagraphFont" style:family="text">
      <style:text-properties style:font-name="Century Gothic" style:font-name-complex="Times New Roman"/>
    </style:style>
    <style:style style:name="TableColumn549" style:family="table-column">
      <style:table-column-properties style:column-width="0.7986in" style:use-optimal-column-width="false"/>
    </style:style>
    <style:style style:name="TableColumn550" style:family="table-column">
      <style:table-column-properties style:column-width="6.1111in" style:use-optimal-column-width="false"/>
    </style:style>
    <style:style style:name="Table548" style:family="table">
      <style:table-properties style:width="6.9097in" fo:margin-left="0in" table:align="left"/>
    </style:style>
    <style:style style:name="TableRow551" style:family="table-row">
      <style:table-row-properties style:use-optimal-row-height="false"/>
    </style:style>
    <style:style style:name="TableCell552" style:family="table-cell">
      <style:table-cell-properties fo:border="0.0069in solid #000000" style:writing-mode="lr-tb" fo:padding-top="0in" fo:padding-left="0.075in" fo:padding-bottom="0in" fo:padding-right="0.075in"/>
    </style:style>
    <style:style style:name="P553" style:parent-style-name="Standard" style:family="paragraph">
      <style:paragraph-properties fo:line-height="115%"/>
      <style:text-properties style:font-name="Century Gothic" fo:font-weight="bold" style:font-weight-asian="bold" style:font-weight-complex="bold"/>
    </style:style>
    <style:style style:name="TableCell554" style:family="table-cell">
      <style:table-cell-properties fo:border="0.0069in solid #000000" style:writing-mode="lr-tb" fo:padding-top="0in" fo:padding-left="0.075in" fo:padding-bottom="0in" fo:padding-right="0.075in"/>
    </style:style>
    <style:style style:name="P555" style:parent-style-name="Standard" style:family="paragraph">
      <style:paragraph-properties fo:margin-bottom="0.1111in" fo:line-height="115%"/>
      <style:text-properties style:font-name="Century Gothic" style:font-name-complex="Times New Roman"/>
    </style:style>
    <style:style style:name="TableRow556" style:family="table-row">
      <style:table-row-properties style:use-optimal-row-height="false"/>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line-height="115%"/>
      <style:text-properties style:font-name="Century Gothic" fo:font-weight="bold" style:font-weight-asian="bold" style:font-weight-complex="bold"/>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paragraph-properties fo:margin-bottom="0.1111in" fo:line-height="115%"/>
    </style:style>
    <style:style style:name="T561" style:parent-style-name="DefaultParagraphFont" style:family="text">
      <style:text-properties style:font-name="Century Gothic" style:font-name-complex="Times New Roman"/>
    </style:style>
    <style:style style:name="T562" style:parent-style-name="DefaultParagraphFont" style:family="text">
      <style:text-properties style:font-name="Century Gothic"/>
    </style:style>
    <style:style style:name="T563" style:parent-style-name="DefaultParagraphFont" style:family="text">
      <style:text-properties style:font-name="Century Gothic" style:font-name-complex="Times New Roman"/>
    </style:style>
    <style:style style:name="T564" style:parent-style-name="DefaultParagraphFont" style:family="text">
      <style:text-properties style:font-name="Century Gothic"/>
    </style:style>
    <style:style style:name="T565" style:parent-style-name="DefaultParagraphFont" style:family="text">
      <style:text-properties style:font-name="Century Gothic" style:font-name-complex="Times New Roman"/>
    </style:style>
    <style:style style:name="TableRow566" style:family="table-row">
      <style:table-row-properties style:use-optimal-row-height="false"/>
    </style:style>
    <style:style style:name="TableCell567" style:family="table-cell">
      <style:table-cell-properties fo:border="0.0069in solid #000000" style:writing-mode="lr-tb" fo:padding-top="0in" fo:padding-left="0.075in" fo:padding-bottom="0in" fo:padding-right="0.075in"/>
    </style:style>
    <style:style style:name="P568" style:parent-style-name="Standard" style:family="paragraph">
      <style:paragraph-properties fo:line-height="115%"/>
      <style:text-properties style:font-name="Century Gothic" fo:font-weight="bold" style:font-weight-asian="bold" style:font-weight-complex="bold"/>
    </style:style>
    <style:style style:name="TableCell569" style:family="table-cell">
      <style:table-cell-properties fo:border="0.0069in solid #000000" style:writing-mode="lr-tb" fo:padding-top="0in" fo:padding-left="0.075in" fo:padding-bottom="0in" fo:padding-right="0.075in"/>
    </style:style>
    <style:style style:name="P570" style:parent-style-name="Standard" style:family="paragraph">
      <style:paragraph-properties fo:margin-bottom="0.1111in" fo:line-height="115%"/>
      <style:text-properties style:font-name="Century Gothic" style:font-name-complex="Times New Roman"/>
    </style:style>
    <style:style style:name="P571" style:parent-style-name="Standard" style:family="paragraph">
      <style:paragraph-properties fo:margin-bottom="0.1111in" fo:line-height="115%"/>
      <style:text-properties style:font-name="Century Gothic" style:font-name-complex="Times New Roman"/>
    </style:style>
    <style:style style:name="P572" style:parent-style-name="Standard" style:family="paragraph">
      <style:paragraph-properties fo:margin-bottom="0.1111in" fo:line-height="115%"/>
      <style:text-properties style:font-name="Century Gothic" style:font-name-complex="Times New Roman"/>
    </style:style>
    <style:style style:name="P573" style:parent-style-name="Standard" style:family="paragraph">
      <style:paragraph-properties fo:margin-bottom="0.1111in" fo:line-height="115%"/>
      <style:text-properties style:font-name="Century Gothic" style:font-name-complex="Times New Roman"/>
    </style:style>
    <style:style style:name="P574" style:parent-style-name="Standard" style:family="paragraph">
      <style:paragraph-properties fo:margin-bottom="0.1111in" fo:line-height="115%"/>
      <style:text-properties style:font-name="Century Gothic" style:font-name-complex="Times New Roman"/>
    </style:style>
    <style:style style:name="TableRow575" style:family="table-row">
      <style:table-row-properties style:use-optimal-row-height="false"/>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paragraph-properties fo:line-height="115%"/>
      <style:text-properties style:font-name="Century Gothic" fo:font-weight="bold" style:font-weight-asian="bold" style:font-weight-complex="bold"/>
    </style:style>
    <style:style style:name="TableCell578" style:family="table-cell">
      <style:table-cell-properties fo:border="0.0069in solid #000000" style:writing-mode="lr-tb" fo:padding-top="0in" fo:padding-left="0.075in" fo:padding-bottom="0in" fo:padding-right="0.075in"/>
    </style:style>
    <style:style style:name="P579" style:parent-style-name="Standard" style:family="paragraph">
      <style:paragraph-properties fo:text-align="justify" fo:margin-bottom="0.1111in" fo:line-height="115%"/>
      <style:text-properties style:font-name="Century Gothic" style:font-name-complex="Times New Roman"/>
    </style:style>
    <style:style style:name="P580" style:parent-style-name="Standard" style:family="paragraph">
      <style:paragraph-properties fo:line-height="115%"/>
      <style:text-properties style:font-name="Century Gothic" style:font-name-complex="Times New Roman"/>
    </style:style>
    <style:style style:name="P581" style:parent-style-name="Caption" style:family="paragraph">
      <style:paragraph-properties fo:keep-with-next="always"/>
    </style:style>
    <style:style style:name="T582" style:parent-style-name="DefaultParagraphFont" style:family="text">
      <style:text-properties style:font-name="Century Gothic" style:font-name-complex="Times New Roman"/>
    </style:style>
    <style:style style:name="TableColumn584" style:family="table-column">
      <style:table-column-properties style:column-width="0.7979in" style:use-optimal-column-width="false"/>
    </style:style>
    <style:style style:name="TableColumn585" style:family="table-column">
      <style:table-column-properties style:column-width="6.1145in" style:use-optimal-column-width="false"/>
    </style:style>
    <style:style style:name="Table583" style:family="table">
      <style:table-properties style:width="6.9125in" fo:margin-left="0in" table:align="left"/>
    </style:style>
    <style:style style:name="TableRow586" style:family="table-row">
      <style:table-row-properties style:use-optimal-row-height="false"/>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line-height="115%"/>
      <style:text-properties style:font-name="Century Gothic" fo:font-weight="bold" style:font-weight-asian="bold" style:font-weight-complex="bold"/>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margin-bottom="0.1111in" fo:line-height="115%"/>
      <style:text-properties style:font-name="Century Gothic" style:font-name-complex="Times New Roman"/>
    </style:style>
    <style:style style:name="TableRow591" style:family="table-row">
      <style:table-row-properties style:use-optimal-row-height="false"/>
    </style:style>
    <style:style style:name="TableCell592" style:family="table-cell">
      <style:table-cell-properties fo:border="0.0069in solid #000000" style:writing-mode="lr-tb" fo:padding-top="0in" fo:padding-left="0.075in" fo:padding-bottom="0in" fo:padding-right="0.075in"/>
    </style:style>
    <style:style style:name="P593" style:parent-style-name="Standard" style:family="paragraph">
      <style:paragraph-properties fo:line-height="115%"/>
      <style:text-properties style:font-name="Century Gothic" fo:font-weight="bold" style:font-weight-asian="bold" style:font-weight-complex="bold"/>
    </style:style>
    <style:style style:name="TableCell594" style:family="table-cell">
      <style:table-cell-properties fo:border="0.0069in solid #000000" style:writing-mode="lr-tb" fo:padding-top="0in" fo:padding-left="0.075in" fo:padding-bottom="0in" fo:padding-right="0.075in"/>
    </style:style>
    <style:style style:name="P595" style:parent-style-name="ListParagraph" style:family="paragraph">
      <style:paragraph-properties fo:margin-bottom="0in" fo:line-height="115%"/>
      <style:text-properties style:font-name="Century Gothic" style:font-name-complex="Times New Roman"/>
    </style:style>
    <style:style style:name="P596" style:parent-style-name="ListParagraph" style:family="paragraph">
      <style:paragraph-properties fo:margin-bottom="0in" fo:line-height="115%"/>
    </style:style>
    <style:style style:name="T597" style:parent-style-name="DefaultParagraphFont" style:family="text">
      <style:text-properties style:font-name="Century Gothic" style:font-name-complex="Times New Roman"/>
    </style:style>
    <style:style style:name="T598" style:parent-style-name="DefaultParagraphFont" style:family="text">
      <style:text-properties style:font-name="Century Gothic"/>
    </style:style>
    <style:style style:name="T599" style:parent-style-name="DefaultParagraphFont" style:family="text">
      <style:text-properties style:font-name="Century Gothic" style:font-name-complex="Times New Roman"/>
    </style:style>
    <style:style style:name="TableRow600" style:family="table-row">
      <style:table-row-properties style:use-optimal-row-height="false"/>
    </style:style>
    <style:style style:name="TableCell601" style:family="table-cell">
      <style:table-cell-properties fo:border="0.0069in solid #000000" style:writing-mode="lr-tb" fo:padding-top="0in" fo:padding-left="0.075in" fo:padding-bottom="0in" fo:padding-right="0.075in"/>
    </style:style>
    <style:style style:name="P602" style:parent-style-name="Standard" style:family="paragraph">
      <style:paragraph-properties fo:line-height="115%"/>
      <style:text-properties style:font-name="Century Gothic" fo:font-weight="bold" style:font-weight-asian="bold" style:font-weight-complex="bold"/>
    </style:style>
    <style:style style:name="TableCell603" style:family="table-cell">
      <style:table-cell-properties fo:border="0.0069in solid #000000" style:writing-mode="lr-tb" fo:padding-top="0in" fo:padding-left="0.075in" fo:padding-bottom="0in" fo:padding-right="0.075in"/>
    </style:style>
    <style:style style:name="P604" style:parent-style-name="Standard" style:family="paragraph">
      <style:paragraph-properties fo:margin-bottom="0.1111in" fo:line-height="115%"/>
      <style:text-properties style:font-name="Century Gothic" style:font-name-complex="Times New Roman"/>
    </style:style>
    <style:style style:name="P605" style:parent-style-name="Standard" style:family="paragraph">
      <style:paragraph-properties fo:margin-bottom="0.1111in" fo:line-height="115%"/>
      <style:text-properties style:font-name="Century Gothic" style:font-name-complex="Times New Roman"/>
    </style:style>
    <style:style style:name="P606" style:parent-style-name="Standard" style:family="paragraph">
      <style:paragraph-properties fo:margin-bottom="0.1111in" fo:line-height="115%"/>
    </style:style>
    <style:style style:name="T607" style:parent-style-name="DefaultParagraphFont" style:family="text">
      <style:text-properties style:font-name="Century Gothic" style:font-name-complex="Times New Roman"/>
    </style:style>
    <style:style style:name="T608" style:parent-style-name="DefaultParagraphFont" style:family="text">
      <style:text-properties style:font-name="Century Gothic" style:font-name-complex="Times New Roman" fo:font-style="italic" style:font-style-asian="italic" style:font-style-complex="italic"/>
    </style:style>
    <style:style style:name="T609" style:parent-style-name="DefaultParagraphFont" style:family="text">
      <style:text-properties style:font-name="Century Gothic" style:font-name-complex="Times New Roman"/>
    </style:style>
    <style:style style:name="T610" style:parent-style-name="DefaultParagraphFont" style:family="text">
      <style:text-properties style:font-name="Century Gothic" style:font-name-complex="Times New Roman" fo:font-style="italic" style:font-style-asian="italic" style:font-style-complex="italic"/>
    </style:style>
    <style:style style:name="T611" style:parent-style-name="DefaultParagraphFont" style:family="text">
      <style:text-properties style:font-name="Century Gothic" style:font-name-complex="Times New Roman"/>
    </style:style>
    <style:style style:name="P612" style:parent-style-name="Standard" style:family="paragraph">
      <style:paragraph-properties fo:margin-bottom="0.1111in" fo:line-height="115%"/>
    </style:style>
    <style:style style:name="T613" style:parent-style-name="DefaultParagraphFont" style:family="text">
      <style:text-properties style:font-name="Century Gothic" style:font-name-complex="Times New Roman"/>
    </style:style>
    <style:style style:name="T614" style:parent-style-name="DefaultParagraphFont" style:family="text">
      <style:text-properties style:font-name="Century Gothic" style:font-name-complex="Times New Roman" fo:font-style="italic" style:font-style-asian="italic" style:font-style-complex="italic"/>
    </style:style>
    <style:style style:name="T615" style:parent-style-name="DefaultParagraphFont" style:family="text">
      <style:text-properties style:font-name="Century Gothic" style:font-name-complex="Times New Roman"/>
    </style:style>
    <style:style style:name="P616" style:parent-style-name="Standard" style:family="paragraph">
      <style:paragraph-properties fo:margin-bottom="0.1111in" fo:line-height="115%"/>
      <style:text-properties style:font-name="Century Gothic" style:font-name-complex="Times New Roman"/>
    </style:style>
    <style:style style:name="P617" style:parent-style-name="Standard" style:family="paragraph">
      <style:paragraph-properties fo:margin-bottom="0.1111in" fo:line-height="115%"/>
      <style:text-properties style:font-name="Century Gothic" style:font-name-complex="Times New Roman"/>
    </style:style>
    <style:style style:name="P618" style:parent-style-name="Standard" style:family="paragraph">
      <style:paragraph-properties fo:margin-bottom="0.1111in" fo:line-height="115%"/>
    </style:style>
    <style:style style:name="T619" style:parent-style-name="DefaultParagraphFont" style:family="text">
      <style:text-properties style:font-name="Century Gothic" style:font-name-complex="Times New Roman"/>
    </style:style>
    <style:style style:name="T620" style:parent-style-name="DefaultParagraphFont" style:family="text">
      <style:text-properties style:font-name="Century Gothic" style:font-name-complex="Times New Roman" fo:font-style="italic" style:font-style-asian="italic" style:font-style-complex="italic"/>
    </style:style>
    <style:style style:name="T621" style:parent-style-name="DefaultParagraphFont" style:family="text">
      <style:text-properties style:font-name="Century Gothic" style:font-name-complex="Times New Roman"/>
    </style:style>
    <style:style style:name="T622" style:parent-style-name="DefaultParagraphFont" style:family="text">
      <style:text-properties style:font-name="Century Gothic" style:font-name-complex="Times New Roman" fo:font-style="italic" style:font-style-asian="italic" style:font-style-complex="italic"/>
    </style:style>
    <style:style style:name="T623" style:parent-style-name="DefaultParagraphFont" style:family="text">
      <style:text-properties style:font-name="Century Gothic" style:font-name-complex="Times New Roman"/>
    </style:style>
    <style:style style:name="T624" style:parent-style-name="DefaultParagraphFont" style:family="text">
      <style:text-properties style:font-name="Century Gothic" style:font-name-complex="Times New Roman" fo:font-style="italic" style:font-style-asian="italic" style:font-style-complex="italic"/>
    </style:style>
    <style:style style:name="T625" style:parent-style-name="DefaultParagraphFont" style:family="text">
      <style:text-properties style:font-name="Century Gothic" style:font-name-complex="Times New Roman"/>
    </style:style>
    <style:style style:name="T626" style:parent-style-name="DefaultParagraphFont" style:family="text">
      <style:text-properties style:font-name="Century Gothic" style:font-name-complex="Times New Roman" fo:font-style="italic" style:font-style-asian="italic" style:font-style-complex="italic"/>
    </style:style>
    <style:style style:name="T627" style:parent-style-name="DefaultParagraphFont" style:family="text">
      <style:text-properties style:font-name="Century Gothic" style:font-name-complex="Times New Roman"/>
    </style:style>
    <style:style style:name="P628" style:parent-style-name="Standard" style:family="paragraph">
      <style:paragraph-properties fo:margin-bottom="0.1111in" fo:line-height="115%"/>
      <style:text-properties style:font-name="Century Gothic" style:font-name-complex="Times New Roman"/>
    </style:style>
    <style:style style:name="TableRow629" style:family="table-row">
      <style:table-row-properties style:use-optimal-row-height="false"/>
    </style:style>
    <style:style style:name="TableCell630" style:family="table-cell">
      <style:table-cell-properties fo:border="0.0069in solid #000000" style:writing-mode="lr-tb" fo:padding-top="0in" fo:padding-left="0.075in" fo:padding-bottom="0in" fo:padding-right="0.075in"/>
    </style:style>
    <style:style style:name="P631" style:parent-style-name="Standard" style:family="paragraph">
      <style:paragraph-properties fo:line-height="115%"/>
      <style:text-properties style:font-name="Century Gothic" fo:font-weight="bold" style:font-weight-asian="bold" style:font-weight-complex="bold"/>
    </style:style>
    <style:style style:name="TableCell632" style:family="table-cell">
      <style:table-cell-properties fo:border="0.0069in solid #000000" style:writing-mode="lr-tb" fo:padding-top="0in" fo:padding-left="0.075in" fo:padding-bottom="0in" fo:padding-right="0.075in"/>
    </style:style>
    <style:style style:name="P633" style:parent-style-name="Standard" style:family="paragraph">
      <style:paragraph-properties fo:text-align="justify" fo:margin-bottom="0.1111in" fo:line-height="115%"/>
      <style:text-properties style:font-name="Century Gothic" style:font-name-complex="Times New Roman"/>
    </style:style>
    <style:style style:name="P634" style:parent-style-name="Standard" style:family="paragraph">
      <style:paragraph-properties fo:line-height="115%"/>
      <style:text-properties style:font-name="Century Gothic" style:font-name-complex="Times New Roman" fo:font-weight="bold" style:font-weight-asian="bold" style:font-weight-complex="bold" fo:font-style="italic" style:font-style-asian="italic" style:font-style-complex="italic"/>
    </style:style>
    <style:style style:name="P635" style:parent-style-name="Caption" style:family="paragraph">
      <style:paragraph-properties fo:keep-with-next="always"/>
    </style:style>
    <style:style style:name="T636" style:parent-style-name="DefaultParagraphFont" style:family="text">
      <style:text-properties style:font-name="Century Gothic" style:font-name-complex="Times New Roman"/>
    </style:style>
    <style:style style:name="TableColumn638" style:family="table-column">
      <style:table-column-properties style:column-width="0.7986in" style:use-optimal-column-width="false"/>
    </style:style>
    <style:style style:name="TableColumn639" style:family="table-column">
      <style:table-column-properties style:column-width="6.1159in" style:use-optimal-column-width="false"/>
    </style:style>
    <style:style style:name="Table637" style:family="table">
      <style:table-properties style:width="6.9145in" fo:margin-left="0in" table:align="left"/>
    </style:style>
    <style:style style:name="TableRow640" style:family="table-row">
      <style:table-row-properties style:use-optimal-row-height="false"/>
    </style:style>
    <style:style style:name="TableCell641" style:family="table-cell">
      <style:table-cell-properties fo:border="0.0069in solid #000000" style:writing-mode="lr-tb" fo:padding-top="0in" fo:padding-left="0.075in" fo:padding-bottom="0in" fo:padding-right="0.075in"/>
    </style:style>
    <style:style style:name="P642" style:parent-style-name="Standard" style:family="paragraph">
      <style:paragraph-properties fo:line-height="115%"/>
      <style:text-properties style:font-name="Century Gothic" fo:font-weight="bold" style:font-weight-asian="bold" style:font-weight-complex="bold"/>
    </style:style>
    <style:style style:name="TableCell643" style:family="table-cell">
      <style:table-cell-properties fo:border="0.0069in solid #000000" style:writing-mode="lr-tb" fo:padding-top="0in" fo:padding-left="0.075in" fo:padding-bottom="0in" fo:padding-right="0.075in"/>
    </style:style>
    <style:style style:name="P644" style:parent-style-name="Standard" style:family="paragraph">
      <style:paragraph-properties fo:margin-bottom="0.1111in" fo:line-height="115%"/>
      <style:text-properties style:font-name="Century Gothic" style:font-name-complex="Times New Roman"/>
    </style:style>
    <style:style style:name="TableRow645" style:family="table-row">
      <style:table-row-properties style:use-optimal-row-height="false"/>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line-height="115%"/>
      <style:text-properties style:font-name="Century Gothic" fo:font-weight="bold" style:font-weight-asian="bold" style:font-weight-complex="bold"/>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margin-bottom="0.1111in" fo:line-height="115%"/>
    </style:style>
    <style:style style:name="T650" style:parent-style-name="DefaultParagraphFont" style:family="text">
      <style:text-properties style:font-name="Century Gothic" style:font-name-complex="Times New Roman"/>
    </style:style>
    <style:style style:name="T651" style:parent-style-name="DefaultParagraphFont" style:family="text">
      <style:text-properties style:font-name="Century Gothic"/>
    </style:style>
    <style:style style:name="T652" style:parent-style-name="DefaultParagraphFont" style:family="text">
      <style:text-properties style:font-name="Century Gothic" style:font-name-complex="Times New Roman"/>
    </style:style>
    <style:style style:name="TableRow653" style:family="table-row">
      <style:table-row-properties style:use-optimal-row-height="false"/>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fo:line-height="115%"/>
      <style:text-properties style:font-name="Century Gothic" fo:font-weight="bold" style:font-weight-asian="bold" style:font-weight-complex="bold"/>
    </style:style>
    <style:style style:name="TableCell656" style:family="table-cell">
      <style:table-cell-properties fo:border="0.0069in solid #000000" style:writing-mode="lr-tb" fo:padding-top="0in" fo:padding-left="0.075in" fo:padding-bottom="0in" fo:padding-right="0.075in"/>
    </style:style>
    <style:style style:name="P657" style:parent-style-name="Standard" style:family="paragraph">
      <style:paragraph-properties fo:margin-bottom="0.1111in" fo:line-height="115%"/>
      <style:text-properties style:font-name="Century Gothic" style:font-name-complex="Times New Roman"/>
    </style:style>
    <style:style style:name="P658" style:parent-style-name="Standard" style:family="paragraph">
      <style:paragraph-properties fo:margin-bottom="0.1111in" fo:line-height="115%"/>
      <style:text-properties style:font-name="Century Gothic" style:font-name-complex="Times New Roman"/>
    </style:style>
    <style:style style:name="P659" style:parent-style-name="Standard" style:family="paragraph">
      <style:paragraph-properties fo:margin-bottom="0.1111in" fo:line-height="115%"/>
      <style:text-properties style:font-name="Century Gothic" style:font-name-complex="Times New Roman"/>
    </style:style>
    <style:style style:name="P660" style:parent-style-name="Standard" style:family="paragraph">
      <style:paragraph-properties fo:margin-bottom="0.1111in" fo:line-height="115%"/>
    </style:style>
    <style:style style:name="T661" style:parent-style-name="DefaultParagraphFont" style:family="text">
      <style:text-properties style:font-name="Century Gothic" style:font-name-complex="Times New Roman"/>
    </style:style>
    <style:style style:name="T662" style:parent-style-name="DefaultParagraphFont" style:family="text">
      <style:text-properties style:font-name="Century Gothic" style:font-name-complex="Times New Roman" fo:font-style="italic" style:font-style-asian="italic" style:font-style-complex="italic"/>
    </style:style>
    <style:style style:name="T663" style:parent-style-name="DefaultParagraphFont" style:family="text">
      <style:text-properties style:font-name="Century Gothic" style:font-name-complex="Times New Roman"/>
    </style:style>
    <style:style style:name="T664" style:parent-style-name="DefaultParagraphFont" style:family="text">
      <style:text-properties style:font-name="Century Gothic" style:font-name-complex="Times New Roman" fo:font-style="italic" style:font-style-asian="italic" style:font-style-complex="italic"/>
    </style:style>
    <style:style style:name="T665" style:parent-style-name="DefaultParagraphFont" style:family="text">
      <style:text-properties style:font-name="Century Gothic" style:font-name-complex="Times New Roman"/>
    </style:style>
    <style:style style:name="T666" style:parent-style-name="DefaultParagraphFont" style:family="text">
      <style:text-properties style:font-name="Century Gothic" style:font-name-complex="Times New Roman" fo:font-style="italic" style:font-style-asian="italic" style:font-style-complex="italic"/>
    </style:style>
    <style:style style:name="T667" style:parent-style-name="DefaultParagraphFont" style:family="text">
      <style:text-properties style:font-name="Century Gothic" style:font-name-complex="Times New Roman"/>
    </style:style>
    <style:style style:name="P668" style:parent-style-name="Standard" style:family="paragraph">
      <style:paragraph-properties fo:margin-bottom="0.1111in" fo:line-height="115%"/>
      <style:text-properties style:font-name="Century Gothic" style:font-name-complex="Times New Roman"/>
    </style:style>
    <style:style style:name="TableRow669" style:family="table-row">
      <style:table-row-properties style:use-optimal-row-height="false"/>
    </style:style>
    <style:style style:name="TableCell670" style:family="table-cell">
      <style:table-cell-properties fo:border="0.0069in solid #000000" style:writing-mode="lr-tb" fo:padding-top="0in" fo:padding-left="0.075in" fo:padding-bottom="0in" fo:padding-right="0.075in"/>
    </style:style>
    <style:style style:name="P671" style:parent-style-name="Standard" style:family="paragraph">
      <style:paragraph-properties fo:line-height="115%"/>
      <style:text-properties style:font-name="Century Gothic" fo:font-weight="bold" style:font-weight-asian="bold" style:font-weight-complex="bold"/>
    </style:style>
    <style:style style:name="TableCell672" style:family="table-cell">
      <style:table-cell-properties fo:border="0.0069in solid #000000" style:writing-mode="lr-tb" fo:padding-top="0in" fo:padding-left="0.075in" fo:padding-bottom="0in" fo:padding-right="0.075in"/>
    </style:style>
    <style:style style:name="P673" style:parent-style-name="Standard" style:family="paragraph">
      <style:paragraph-properties fo:text-align="justify" fo:margin-bottom="0.1111in" fo:line-height="115%"/>
      <style:text-properties style:font-name="Century Gothic" style:font-name-complex="Times New Roman"/>
    </style:style>
    <style:style style:name="P674" style:parent-style-name="Standard" style:family="paragraph">
      <style:paragraph-properties fo:line-height="115%"/>
      <style:text-properties style:font-name="Century Gothic" style:font-name-complex="Times New Roman"/>
    </style:style>
    <style:style style:name="P675" style:parent-style-name="Standard" style:family="paragraph">
      <style:paragraph-properties fo:line-height="115%"/>
      <style:text-properties style:font-name="Century Gothic" style:font-name-complex="Times New Roman"/>
    </style:style>
    <style:style style:name="P676" style:parent-style-name="ListParagraph" style:family="paragraph">
      <style:paragraph-properties fo:keep-with-next="always" fo:keep-together="always" fo:margin-top="0.0277in" fo:margin-bottom="0in"/>
      <style:text-properties style:font-name="Century Gothic" style:font-name-complex="Times New Roman" fo:font-weight="bold" style:font-weight-asian="bold" text:display="none" fo:font-size="13pt" style:font-size-asian="13pt" style:font-size-complex="13pt"/>
    </style:style>
    <style:style style:name="P677" style:parent-style-name="ListParagraph" style:family="paragraph">
      <style:paragraph-properties fo:keep-with-next="always" fo:keep-together="always" fo:margin-top="0.0277in" fo:margin-bottom="0in"/>
      <style:text-properties style:font-name="Century Gothic" style:font-name-complex="Times New Roman" fo:font-weight="bold" style:font-weight-asian="bold" text:display="none" fo:font-size="13pt" style:font-size-asian="13pt" style:font-size-complex="13pt"/>
    </style:style>
    <style:style style:name="P678" style:parent-style-name="ListParagraph" style:family="paragraph">
      <style:paragraph-properties fo:keep-with-next="always" fo:keep-together="always" fo:margin-top="0.0277in" fo:margin-bottom="0in"/>
      <style:text-properties style:font-name="Century Gothic" style:font-name-complex="Times New Roman" fo:font-weight="bold" style:font-weight-asian="bold" text:display="none" fo:font-size="13pt" style:font-size-asian="13pt" style:font-size-complex="13pt"/>
    </style:style>
    <style:style style:name="P679" style:parent-style-name="ListParagraph" style:family="paragraph">
      <style:paragraph-properties fo:keep-with-next="always" fo:keep-together="always" fo:margin-top="0.0277in" fo:margin-bottom="0in"/>
      <style:text-properties style:font-name="Century Gothic" style:font-name-complex="Times New Roman" fo:font-weight="bold" style:font-weight-asian="bold" text:display="none" fo:font-size="13pt" style:font-size-asian="13pt" style:font-size-complex="13pt"/>
    </style:style>
    <style:style style:name="P680" style:parent-style-name="ListParagraph" style:family="paragraph">
      <style:paragraph-properties fo:keep-with-next="always" fo:keep-together="always" fo:margin-top="0.0277in" fo:margin-bottom="0in"/>
      <style:text-properties style:font-name="Century Gothic" style:font-name-complex="Times New Roman" fo:font-weight="bold" style:font-weight-asian="bold" text:display="none" fo:font-size="13pt" style:font-size-asian="13pt" style:font-size-complex="13pt"/>
    </style:style>
    <style:style style:name="P681" style:parent-style-name="ListParagraph" style:family="paragraph">
      <style:paragraph-properties fo:keep-with-next="always" fo:keep-together="always" fo:margin-top="0.0277in" fo:margin-bottom="0in"/>
      <style:text-properties style:font-name="Century Gothic" style:font-name-complex="Times New Roman" fo:font-weight="bold" style:font-weight-asian="bold" text:display="none" fo:font-size="13pt" style:font-size-asian="13pt" style:font-size-complex="13pt"/>
    </style:style>
    <style:style style:name="P682" style:parent-style-name="ListParagraph" style:family="paragraph">
      <style:paragraph-properties fo:keep-with-next="always" fo:keep-together="always" fo:margin-top="0.0277in" fo:margin-bottom="0in"/>
      <style:text-properties style:font-name="Century Gothic" style:font-name-complex="Times New Roman" fo:font-weight="bold" style:font-weight-asian="bold" text:display="none" fo:font-size="13pt" style:font-size-asian="13pt" style:font-size-complex="13pt"/>
    </style:style>
    <style:style style:name="P683" style:parent-style-name="Standard" style:family="paragraph">
      <style:paragraph-properties fo:text-align="justify"/>
    </style:style>
    <style:style style:name="T684" style:parent-style-name="DefaultParagraphFont" style:family="text">
      <style:text-properties style:font-name="Century Gothic" style:font-name-complex="Times New Roman"/>
    </style:style>
    <style:style style:name="T685" style:parent-style-name="DefaultParagraphFont" style:family="text">
      <style:text-properties style:font-name="Century Gothic" style:font-name-complex="Times New Roman"/>
    </style:style>
  </office:automatic-styles>
  <office:body>
    <office:text text:use-soft-page-breaks="true">
      <text:p text:style-name="P1"><text:bookmark-start text:name="_Toc50102422"/>Standard Operating Procedure<text:bookmark-end text:name="_Toc50102422"/></text:p>
      <text:p text:style-name="P2">It is observed from the research that one of the main things that are required is a well-defined standard operating procedure which would be very helpful to show users a road map by which they could<text:s/>perform a penetration test. In the following section, a standard operating procedure was designed that help in performing a penetration test, comprised of the six steps and their description is also given. The list of six steps are given below:</text:p>
      <text:list text:style-name="WWNum4">
        <text:list-item>
          <text:p text:style-name="P3">Information<text:s/>gathering</text:p>
        </text:list-item>
        <text:list-item>
          <text:p text:style-name="P4">Scanning</text:p>
        </text:list-item>
        <text:list-item>
          <text:p text:style-name="P5">Enumeration</text:p>
        </text:list-item>
        <text:list-item>
          <text:p text:style-name="P6">Vulnerability identification</text:p>
        </text:list-item>
        <text:list-item>
          <text:p text:style-name="P7">Exploitation</text:p>
        </text:list-item>
        <text:list-item>
          <text:p text:style-name="P8">Reporting</text:p>
        </text:list-item>
      </text:list>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h text:style-name="Heading1" text:outline-level="1"><text:bookmark-start text:name="_Toc50102423"/><text:soft-page-break/>Information gathering<text:bookmark-end text:name="_Toc50102423"/></text:h>
      <text:p text:style-name="P42">Information about the target will be provided in this section which will provide a standard road map to the<text:s/>penetration tester to perform test on the target. We will use this information in out next coming steps which will help in proceeding our attacks on the target and hence gathering of information in this step is very useful.</text:p>
      <text:p text:style-name="P43"><text:bookmark-start text:name="_Toc50102472"/><text:span text:style-name="T44">Table 1 Exploring Internet</text:span><text:bookmark-end text:name="_Toc50102472"/></text:p>
      <table:table table:style-name="Table45">
        <table:table-columns>
          <table:table-column table:style-name="TableColumn46"/>
          <table:table-column table:style-name="TableColumn47"/>
        </table:table-columns>
        <table:table-row table:style-name="TableRow48">
          <table:table-cell table:style-name="TableCell49">
            <text:p text:style-name="P50">Input</text:p>
          </table:table-cell>
          <table:table-cell table:style-name="TableCell51">
            <text:p text:style-name="P52">Name of the target.</text:p>
          </table:table-cell>
        </table:table-row>
        <table:table-row table:style-name="TableRow53">
          <table:table-cell table:style-name="TableCell54">
            <text:p text:style-name="P55">Utilities</text:p>
          </table:table-cell>
          <table:table-cell table:style-name="TableCell56">
            <text:p text:style-name="P57">­­­Searching on engines like Google, Yahoo, Bing, Duckduckgoo.</text:p>
          </table:table-cell>
        </table:table-row>
        <table:table-row table:style-name="TableRow58">
          <table:table-cell table:style-name="TableCell59">
            <text:p text:style-name="P60">Actions</text:p>
          </table:table-cell>
          <table:table-cell table:style-name="TableCell61">
            <text:list text:style-name="WWNum5" text:continue-numbering="true">
              <text:list-item>
                <text:p text:style-name="P62">Type the name of the target in the search bar and get information about it.</text:p>
              </text:list-item>
              <text:list-item>
                <text:p text:style-name="P63">Perform analysis of the target’s site and try to gather as much information<text:s/>as could from it.</text:p>
              </text:list-item>
            </text:list>
          </table:table-cell>
        </table:table-row>
        <table:table-row table:style-name="TableRow64">
          <table:table-cell table:style-name="TableCell65">
            <text:p text:style-name="P66">Outcome</text:p>
          </table:table-cell>
          <table:table-cell table:style-name="TableCell67">
            <text:p text:style-name="P68">The data or material of any type regarding the target on the internet including its location, email, phone numbers, fax also including information on its hardware or software the company is using.</text:p>
          </table:table-cell>
        </table:table-row>
      </table:table>
      <text:p text:style-name="P69"/>
      <text:p text:style-name="P70"><text:bookmark-start text:name="_Toc50102473"/><text:span text:style-name="T71">Table 2 Whois</text:span><text:bookmark-end text:name="_Toc50102473"/></text:p>
      <table:table table:style-name="Table72">
        <table:table-columns>
          <table:table-column table:style-name="TableColumn73"/>
          <table:table-column table:style-name="TableColumn74"/>
        </table:table-columns>
        <table:table-row table:style-name="TableRow75">
          <table:table-cell table:style-name="TableCell76">
            <text:p text:style-name="P77">Input</text:p>
          </table:table-cell>
          <table:table-cell table:style-name="TableCell78">
            <text:p text:style-name="P79">IP of<text:s/>the target.</text:p>
          </table:table-cell>
        </table:table-row>
        <table:table-row table:style-name="TableRow80">
          <table:table-cell table:style-name="TableCell81">
            <text:p text:style-name="P82">Utilities</text:p>
          </table:table-cell>
          <table:table-cell table:style-name="TableCell83">
            <text:list text:style-name="WWNum40" text:continue-numbering="true">
              <text:list-item>
                <text:p text:style-name="P84">Terminal</text:p>
              </text:list-item>
              <text:list-item>
                <text:p text:style-name="P85"><text:span text:style-name="T86">Whois<text:s/></text:span><text:span text:style-name="T87">(Whois, n.d.)</text:span></text:p>
              </text:list-item>
            </text:list>
          </table:table-cell>
        </table:table-row>
        <table:table-row table:style-name="TableRow88">
          <table:table-cell table:style-name="TableCell89">
            <text:p text:style-name="P90">Actions</text:p>
          </table:table-cell>
          <table:table-cell table:style-name="TableCell91">
            <text:list text:style-name="WWNum6" text:continue-numbering="true">
              <text:list-item>
                <text:p text:style-name="P92">Run the terminal.</text:p>
              </text:list-item>
              <text:list-item>
                <text:p text:style-name="P93">Enter command: “whois &lt;target-ip&gt;”.</text:p>
              </text:list-item>
              <text:list-item>
                <text:p text:style-name="P94">Save outcome in the file.</text:p>
              </text:list-item>
            </text:list>
          </table:table-cell>
        </table:table-row>
        <table:table-row table:style-name="TableRow95">
          <table:table-cell table:style-name="TableCell96">
            <text:p text:style-name="P97">Outcome</text:p>
          </table:table-cell>
          <table:table-cell table:style-name="TableCell98">
            <text:p text:style-name="P99">The data including emails, phone numbers, fax, admin details, server details and any sort of<text:s/>administrative or technical details regarding target.</text:p>
          </table:table-cell>
        </table:table-row>
      </table:table>
      <text:p text:style-name="P100"/>
      <text:p text:style-name="P101"><text:bookmark-start text:name="_Toc50102474"/><text:span text:style-name="T102">Table 3 Search for DNS</text:span><text:bookmark-end text:name="_Toc50102474"/></text:p>
      <table:table table:style-name="Table103">
        <table:table-columns>
          <table:table-column table:style-name="TableColumn104"/>
          <table:table-column table:style-name="TableColumn105"/>
        </table:table-columns>
        <table:table-row table:style-name="TableRow106">
          <table:table-cell table:style-name="TableCell107">
            <text:p text:style-name="P108">Input</text:p>
          </table:table-cell>
          <table:table-cell table:style-name="TableCell109">
            <text:p text:style-name="P110">IP of the target.</text:p>
          </table:table-cell>
        </table:table-row>
        <table:table-row table:style-name="TableRow111">
          <table:table-cell table:style-name="TableCell112">
            <text:p text:style-name="P113">Utilities</text:p>
          </table:table-cell>
          <table:table-cell table:style-name="TableCell114">
            <text:list text:style-name="WWNum41" text:continue-numbering="true">
              <text:list-item>
                <text:p text:style-name="P115">Terminal</text:p>
              </text:list-item>
              <text:list-item>
                <text:p text:style-name="P116"><text:span text:style-name="T117">Dig<text:s/></text:span><text:span text:style-name="T118">(nixCraft, 2020)</text:span></text:p>
              </text:list-item>
            </text:list>
          </table:table-cell>
        </table:table-row>
        <table:table-row table:style-name="TableRow119">
          <table:table-cell table:style-name="TableCell120">
            <text:p text:style-name="P121">Actions</text:p>
          </table:table-cell>
          <table:table-cell table:style-name="TableCell122">
            <text:list text:style-name="WWNum7" text:continue-numbering="true">
              <text:list-item>
                <text:p text:style-name="P123">Run the terminal.</text:p>
              </text:list-item>
              <text:list-item>
                <text:p text:style-name="P124">Enter command: “dig &lt;target-ip&gt;”.</text:p>
              </text:list-item>
              <text:list-item>
                <text:p text:style-name="P125">Save outcome in the file.</text:p>
              </text:list-item>
            </text:list>
          </table:table-cell>
        </table:table-row>
        <text:soft-page-break/>
        <table:table-row table:style-name="TableRow126">
          <table:table-cell table:style-name="TableCell127">
            <text:p text:style-name="P128">Outcome</text:p>
          </table:table-cell>
          <table:table-cell table:style-name="TableCell129">
            <text:p text:style-name="P130">The<text:s/>details of the nameservers (DNS), hos address, mail exchange server or any useful information.</text:p>
          </table:table-cell>
        </table:table-row>
      </table:table>
      <text:p text:style-name="P131"/>
      <text:h text:style-name="Heading1" text:outline-level="1"><text:bookmark-start text:name="_Toc50102424"/>Scanning<text:bookmark-end text:name="_Toc50102424"/></text:h>
      <text:p text:style-name="P132">The services running on the target machine could be detected during the scanning process, also the port running them and if there is any port or<text:s/>ports which are open and not using any service, which could be exploited. Moreover, the version numbers of the services could be detected. Also, if possible, the server information and its version number could be founded. These results obtained are then documented and thus vulnerabilities that are found are exploited afterwards.</text:p>
      <text:p text:style-name="P133"><text:bookmark-start text:name="_Toc50102477"/><text:span text:style-name="T134">Table 4 Searching for live servers and services using Nmap</text:span><text:bookmark-end text:name="_Toc50102477"/></text:p>
      <table:table table:style-name="Table135">
        <table:table-columns>
          <table:table-column table:style-name="TableColumn136"/>
          <table:table-column table:style-name="TableColumn137"/>
        </table:table-columns>
        <table:table-row table:style-name="TableRow138">
          <table:table-cell table:style-name="TableCell139">
            <text:p text:style-name="P140">Input</text:p>
          </table:table-cell>
          <table:table-cell table:style-name="TableCell141">
            <text:p text:style-name="P142">IP of the target.</text:p>
          </table:table-cell>
        </table:table-row>
        <table:table-row table:style-name="TableRow143">
          <table:table-cell table:style-name="TableCell144">
            <text:p text:style-name="P145">Utilities</text:p>
          </table:table-cell>
          <table:table-cell table:style-name="TableCell146">
            <text:list text:style-name="WWNum43" text:continue-numbering="true">
              <text:list-item>
                <text:p text:style-name="P147">Terminal</text:p>
              </text:list-item>
              <text:list-item>
                <text:p text:style-name="P148"><text:span text:style-name="T149">Nmap<text:s/></text:span><text:span text:style-name="T150">(Lyon, 1997)</text:span><text:span text:style-name="T151">.</text:span></text:p>
              </text:list-item>
            </text:list>
          </table:table-cell>
        </table:table-row>
        <table:table-row table:style-name="TableRow152">
          <table:table-cell table:style-name="TableCell153">
            <text:p text:style-name="P154">Actions</text:p>
          </table:table-cell>
          <table:table-cell table:style-name="TableCell155">
            <text:list text:style-name="WWNum10" text:continue-numbering="true">
              <text:list-item>
                <text:p text:style-name="P156">Run the terminal.</text:p>
              </text:list-item>
              <text:list-item>
                <text:p text:style-name="P157">Enter command on<text:s/>terminal: “nmap &lt;parameter&gt; &lt;target-ip&gt;”.</text:p>
              </text:list-item>
              <text:list-item>
                <text:p text:style-name="P158">Save outcome in the file.</text:p>
              </text:list-item>
            </text:list>
          </table:table-cell>
        </table:table-row>
        <table:table-row table:style-name="TableRow159">
          <table:table-cell table:style-name="TableCell160">
            <text:p text:style-name="P161">Outcome</text:p>
          </table:table-cell>
          <table:table-cell table:style-name="TableCell162">
            <text:p text:style-name="P163">The details of the open ports, services running on them, state of the ports whether open or not also about the OS running.<text:bookmark-start text:name="_Hlk49482741"/><text:bookmark-end text:name="_Hlk49482741"/></text:p>
          </table:table-cell>
        </table:table-row>
      </table:table>
      <text:p text:style-name="P164"/>
      <text:p text:style-name="P165"><text:bookmark-start text:name="_Toc50102478"/><text:span text:style-name="T166">Table 5<text:s/></text:span><text:span text:style-name="T167">Searching for live servers and services<text:s/></text:span><text:span text:style-name="T168">using<text:s/></text:span><text:span text:style-name="T169">Nikto</text:span><text:bookmark-end text:name="_Toc50102478"/></text:p>
      <table:table table:style-name="Table170">
        <table:table-columns>
          <table:table-column table:style-name="TableColumn171"/>
          <table:table-column table:style-name="TableColumn172"/>
        </table:table-columns>
        <table:table-row table:style-name="TableRow173">
          <table:table-cell table:style-name="TableCell174">
            <text:p text:style-name="P175">Input</text:p>
          </table:table-cell>
          <table:table-cell table:style-name="TableCell176">
            <text:p text:style-name="P177">IP of the target.</text:p>
          </table:table-cell>
        </table:table-row>
        <table:table-row table:style-name="TableRow178">
          <table:table-cell table:style-name="TableCell179">
            <text:p text:style-name="P180">Utilities</text:p>
          </table:table-cell>
          <table:table-cell table:style-name="TableCell181">
            <text:list text:style-name="WWNum44" text:continue-numbering="true">
              <text:list-item>
                <text:p text:style-name="P182">Terminal</text:p>
              </text:list-item>
              <text:list-item>
                <text:p text:style-name="P183"><text:span text:style-name="T184">Nikto<text:s/></text:span><text:span text:style-name="T185">(Sullo, 2014)</text:span><text:span text:style-name="T186">.</text:span></text:p>
              </text:list-item>
            </text:list>
          </table:table-cell>
        </table:table-row>
        <table:table-row table:style-name="TableRow187">
          <table:table-cell table:style-name="TableCell188">
            <text:p text:style-name="P189">Actions</text:p>
          </table:table-cell>
          <table:table-cell table:style-name="TableCell190">
            <text:list text:style-name="WWNum39" text:continue-numbering="true">
              <text:list-item>
                <text:p text:style-name="P191">Run the terminal.</text:p>
              </text:list-item>
              <text:list-item>
                <text:p text:style-name="P192">Enter the command: “Nikto -host &lt;target-ip&gt;”.</text:p>
              </text:list-item>
              <text:list-item>
                <text:p text:style-name="P193">Save outcome in the file.</text:p>
              </text:list-item>
            </text:list>
          </table:table-cell>
        </table:table-row>
        <table:table-row table:style-name="TableRow194">
          <table:table-cell table:style-name="TableCell195">
            <text:p text:style-name="P196">Outcome</text:p>
          </table:table-cell>
          <table:table-cell table:style-name="TableCell197">
            <text:p text:style-name="P198">The details of the open ports, services running on them, state of the<text:s/>ports whether open or not also about the allowed HTTP methods.</text:p>
          </table:table-cell>
        </table:table-row>
      </table:table>
      <text:p text:style-name="P199"/>
      <text:p text:style-name="P200"><text:bookmark-start text:name="_Toc50102479"/><text:span text:style-name="T201">Table 6 Banner grabbing</text:span><text:bookmark-end text:name="_Toc50102479"/></text:p>
      <table:table table:style-name="Table202">
        <table:table-columns>
          <table:table-column table:style-name="TableColumn203"/>
          <table:table-column table:style-name="TableColumn204"/>
        </table:table-columns>
        <table:table-row table:style-name="TableRow205">
          <table:table-cell table:style-name="TableCell206">
            <text:p text:style-name="P207">Input</text:p>
          </table:table-cell>
          <table:table-cell table:style-name="TableCell208">
            <text:p text:style-name="P209">IP and port number of the target.</text:p>
          </table:table-cell>
        </table:table-row>
        <table:table-row table:style-name="TableRow210">
          <table:table-cell table:style-name="TableCell211">
            <text:p text:style-name="P212">Utilities</text:p>
          </table:table-cell>
          <table:table-cell table:style-name="TableCell213">
            <text:list text:style-name="WWNum45" text:continue-numbering="true">
              <text:list-item>
                <text:p text:style-name="P214">Terminal</text:p>
              </text:list-item>
              <text:list-item>
                <text:p text:style-name="P215"><text:span text:style-name="T216">Telnet<text:s/></text:span><text:span text:style-name="T217">(Digital Guide IONOS, 2019)</text:span><text:span text:style-name="T218">.</text:span></text:p>
              </text:list-item>
            </text:list>
          </table:table-cell>
        </table:table-row>
        <table:table-row table:style-name="TableRow219">
          <table:table-cell table:style-name="TableCell220">
            <text:p text:style-name="P221">Actions</text:p>
          </table:table-cell>
          <table:table-cell table:style-name="TableCell222">
            <text:list text:style-name="WWNum11" text:continue-numbering="true">
              <text:list-item>
                <text:p text:style-name="P223">Run the terminal.</text:p>
              </text:list-item>
              <text:list-item>
                <text:p text:style-name="P224">Enter the command: “telnet<text:s/>&lt;target&gt;” or “telnet &lt;ip-address&gt; &lt;port-number&gt;” from step 1.</text:p>
              </text:list-item>
              <text:list-item>
                <text:p text:style-name="P225">Type the HEAD HTTP request.</text:p>
              </text:list-item>
              <text:list-item>
                <text:p text:style-name="P226">Save outcome in the file.</text:p>
              </text:list-item>
            </text:list>
          </table:table-cell>
        </table:table-row>
        <text:soft-page-break/>
        <table:table-row table:style-name="TableRow227">
          <table:table-cell table:style-name="TableCell228">
            <text:p text:style-name="P229">Outcome</text:p>
          </table:table-cell>
          <table:table-cell table:style-name="TableCell230">
            <text:p text:style-name="P231">The server’s details including its version which is very useful in finding vulnerabilities in it which afterwards could be<text:s/>exploited.</text:p>
          </table:table-cell>
        </table:table-row>
      </table:table>
      <text:p text:style-name="P232"/>
      <text:h text:style-name="Heading1" text:outline-level="1"><text:bookmark-start text:name="_Toc50102425"/>Enumeration<text:bookmark-end text:name="_Toc50102425"/></text:h>
      <text:p text:style-name="P233">Under this section, the gathered information is organized in a methodical manner, resulting in an organized structure that is easy to understand the working of the target system and knowing vulnerabilities which later are exploited.</text:p>
      <text:p text:style-name="P234"><text:bookmark-start text:name="_Toc50102480"/><text:span text:style-name="T235">Table 7 Data compilation</text:span><text:bookmark-end text:name="_Toc50102480"/></text:p>
      <table:table table:style-name="Table236">
        <table:table-columns>
          <table:table-column table:style-name="TableColumn237"/>
          <table:table-column table:style-name="TableColumn238"/>
        </table:table-columns>
        <table:table-row table:style-name="TableRow239">
          <table:table-cell table:style-name="TableCell240">
            <text:p text:style-name="P241">Input</text:p>
          </table:table-cell>
          <table:table-cell table:style-name="TableCell242">
            <text:p text:style-name="P243">The data which is obtained from the previous steps are used as an input.</text:p>
          </table:table-cell>
        </table:table-row>
        <table:table-row table:style-name="TableRow244">
          <table:table-cell table:style-name="TableCell245">
            <text:p text:style-name="P246">Utilities</text:p>
          </table:table-cell>
          <table:table-cell table:style-name="TableCell247">
            <text:p text:style-name="P248">Microsoft Excel.</text:p>
          </table:table-cell>
        </table:table-row>
        <table:table-row table:style-name="TableRow249">
          <table:table-cell table:style-name="TableCell250">
            <text:p text:style-name="P251">Actions</text:p>
          </table:table-cell>
          <table:table-cell table:style-name="TableCell252">
            <text:list text:style-name="WWNum12" text:continue-numbering="true">
              <text:list-item>
                <text:p text:style-name="P253">Run excel sheet.</text:p>
              </text:list-item>
              <text:list-item>
                <text:p text:style-name="P254">Insert a table with columns having details of all the servers found and then fill them with<text:s/>the following details:</text:p>
              </text:list-item>
            </text:list>
            <text:list text:style-name="WWNum13" text:continue-numbering="true">
              <text:list-item>
                <text:p text:style-name="P255">Server’s IP.</text:p>
              </text:list-item>
              <text:list-item>
                <text:p text:style-name="P256">Name of the server’s domain.</text:p>
              </text:list-item>
              <text:list-item>
                <text:p text:style-name="P257">List of the open ports.</text:p>
              </text:list-item>
              <text:list-item>
                <text:p text:style-name="P258">Ports running services on them.</text:p>
              </text:list-item>
              <text:list-item>
                <text:p text:style-name="P259">Details about the OS of the server.</text:p>
              </text:list-item>
            </text:list>
            <text:list text:style-name="WWNum12" text:continue-numbering="true">
              <text:list-item>
                <text:p text:style-name="P260">Save outcome in the file.</text:p>
              </text:list-item>
            </text:list>
          </table:table-cell>
        </table:table-row>
        <table:table-row table:style-name="TableRow261">
          <table:table-cell table:style-name="TableCell262">
            <text:p text:style-name="P263">Outcome</text:p>
          </table:table-cell>
          <table:table-cell table:style-name="TableCell264">
            <text:p text:style-name="P265">This information is very valuable in making the pen tester to<text:s/>plan the attacks and to find vulnerabilities on it with the above information.</text:p>
          </table:table-cell>
        </table:table-row>
      </table:table>
      <text:p text:style-name="P266"/>
      <text:p text:style-name="P267"/>
      <text:p text:style-name="P268"/>
      <text:p text:style-name="P269"/>
      <text:p text:style-name="P270"/>
      <text:p text:style-name="P271"/>
      <text:h text:style-name="Heading1" text:outline-level="1"><text:bookmark-start text:name="_Toc50102426"/><text:soft-page-break/>Vulnerability analysis<text:bookmark-end text:name="_Toc50102426"/></text:h>
      <text:p text:style-name="P272">Vulnerabilities are exploited using automated and manual vulnerability methods by initiating suitable attacks on the target.</text:p>
      <text:p text:style-name="P273"><text:bookmark-start text:name="_Toc50102481"/><text:span text:style-name="T274">Table 8<text:s/></text:span><text:span text:style-name="T275">Searching know<text:s/></text:span><text:bookmark-end text:name="_Toc50102481"/><text:span text:style-name="T276">vulnerabilities.</text:span></text:p>
      <table:table table:style-name="Table277">
        <table:table-columns>
          <table:table-column table:style-name="TableColumn278"/>
          <table:table-column table:style-name="TableColumn279"/>
        </table:table-columns>
        <table:table-row table:style-name="TableRow280">
          <table:table-cell table:style-name="TableCell281">
            <text:p text:style-name="P282">Input</text:p>
          </table:table-cell>
          <table:table-cell table:style-name="TableCell283">
            <text:p text:style-name="P284">Keywords related to target.</text:p>
          </table:table-cell>
        </table:table-row>
        <table:table-row table:style-name="TableRow285">
          <table:table-cell table:style-name="TableCell286">
            <text:p text:style-name="P287">Utilities</text:p>
          </table:table-cell>
          <table:table-cell table:style-name="TableCell288">
            <text:list text:style-name="WWNum46" text:continue-numbering="true">
              <text:list-item>
                <text:p text:style-name="P289">Web browser</text:p>
              </text:list-item>
              <text:list-item>
                <text:p text:style-name="P290">Databases:</text:p>
              </text:list-item>
            </text:list>
            <text:list text:style-name="WWNum47" text:continue-numbering="true">
              <text:list-item>
                <text:p text:style-name="P291">CVE Details.</text:p>
              </text:list-item>
              <text:list-item>
                <text:p text:style-name="P292">CERT.</text:p>
              </text:list-item>
            </text:list>
          </table:table-cell>
        </table:table-row>
        <table:table-row table:style-name="TableRow293">
          <table:table-cell table:style-name="TableCell294">
            <text:p text:style-name="P295">Actions</text:p>
          </table:table-cell>
          <table:table-cell table:style-name="TableCell296">
            <text:list text:style-name="WWNum14" text:continue-numbering="true">
              <text:list-item>
                <text:p text:style-name="P297">Enter https://www.cvedetails.com/ on the browser.</text:p>
              </text:list-item>
              <text:list-item>
                <text:p text:style-name="P298">With help of keywords regarding target find information related to<text:s/>servers, services and OS used by them.</text:p>
              </text:list-item>
              <text:list-item>
                <text:p text:style-name="P299">Save outcome in the file.</text:p>
              </text:list-item>
              <text:list-item>
                <text:p text:style-name="P300"><text:span text:style-name="T301">Search for<text:s/></text:span><text:a xlink:href="http://www.kb.cert.org/vuls" office:target-frame-name="_top" xlink:show="replace"><text:span text:style-name="T302">www.kb.cert.org/vuls</text:span></text:a><text:span text:style-name="T303"><text:s/>on the browser</text:span><text:span text:style-name="T304">.</text:span></text:p>
              </text:list-item>
              <text:list-item>
                <text:p text:style-name="P305"><text:span text:style-name="T306">Enter keywords that</text:span><text:span text:style-name="T307"><text:s/>relates to the<text:s/></text:span><text:span text:style-name="T308">target’s services, server and OS.</text:span></text:p>
              </text:list-item>
              <text:list-item>
                <text:p text:style-name="P309">Save outcome in the file.</text:p>
              </text:list-item>
            </text:list>
          </table:table-cell>
        </table:table-row>
        <table:table-row table:style-name="TableRow310">
          <table:table-cell table:style-name="TableCell311">
            <text:p text:style-name="P312">Outcome</text:p>
          </table:table-cell>
          <table:table-cell table:style-name="TableCell313">
            <text:p text:style-name="P314">It is expected of getting server’s information related to the target’s version number. This information later is used to exploit known vulnerabilities.</text:p>
          </table:table-cell>
        </table:table-row>
      </table:table>
      <text:p text:style-name="P315"/>
      <text:p text:style-name="P316"><text:bookmark-start text:name="_Toc50102482"/><text:span text:style-name="T317">Table 9<text:s/></text:span><text:bookmark-end text:name="_Toc50102482"/><text:span text:style-name="T318">ZAP</text:span></text:p>
      <table:table table:style-name="Table319">
        <table:table-columns>
          <table:table-column table:style-name="TableColumn320"/>
          <table:table-column table:style-name="TableColumn321"/>
        </table:table-columns>
        <table:table-row table:style-name="TableRow322">
          <table:table-cell table:style-name="TableCell323">
            <text:p text:style-name="P324">Input</text:p>
          </table:table-cell>
          <table:table-cell table:style-name="TableCell325">
            <text:p text:style-name="P326">IP of the target/ URL.</text:p>
          </table:table-cell>
        </table:table-row>
        <table:table-row table:style-name="TableRow327">
          <table:table-cell table:style-name="TableCell328">
            <text:p text:style-name="P329">Utilities</text:p>
          </table:table-cell>
          <table:table-cell table:style-name="TableCell330">
            <text:list text:style-name="WWNum48" text:continue-numbering="true">
              <text:list-item>
                <text:p text:style-name="P331"><text:span text:style-name="T332">Zap</text:span><text:span text:style-name="T333"><text:s/>(OpenVAS, 2005)</text:span><text:span text:style-name="T334">.</text:span></text:p>
              </text:list-item>
            </text:list>
          </table:table-cell>
        </table:table-row>
        <table:table-row table:style-name="TableRow335">
          <table:table-cell table:style-name="TableCell336">
            <text:p text:style-name="P337">Actions</text:p>
          </table:table-cell>
          <table:table-cell table:style-name="TableCell338">
            <text:list text:style-name="WWNum15" text:continue-numbering="true">
              <text:list-item>
                <text:p text:style-name="P339">Run<text:s/>ZAP.</text:p>
              </text:list-item>
              <text:list-item>
                <text:p text:style-name="P340"><text:span text:style-name="T341">Enter<text:s/></text:span><text:a xlink:href="https://127.0.0.1:9392/" office:target-frame-name="_top" xlink:show="replace"><text:span text:style-name="T342">IP/</text:span></text:a><text:span text:style-name="T343"><text:s/>URL<text:s/></text:span><text:span text:style-name="T344">in the<text:s/></text:span><text:span text:style-name="T345">provided section</text:span><text:span text:style-name="T346">.</text:span></text:p>
              </text:list-item>
              <text:list-item>
                <text:p text:style-name="P347">Select default spider.</text:p>
              </text:list-item>
              <text:list-item>
                <text:p text:style-name="P348">Press AAttack</text:p>
              </text:list-item>
            </text:list>
          </table:table-cell>
        </table:table-row>
        <table:table-row table:style-name="TableRow349">
          <table:table-cell table:style-name="TableCell350">
            <text:p text:style-name="P351">Outcome</text:p>
          </table:table-cell>
          <table:table-cell table:style-name="TableCell352">
            <text:p text:style-name="P353">The report on the vulnerabilities is generated but these results should be verified as automated results are not completely reliable, so the report need to be<text:s/>investigated to remove any false results.</text:p>
          </table:table-cell>
        </table:table-row>
      </table:table>
      <text:p text:style-name="P354"/>
      <text:p text:style-name="P355"><text:bookmark-start text:name="_Toc50102484"/><text:span text:style-name="T356">10 Reviewing the vulnerabilities</text:span><text:bookmark-end text:name="_Toc50102484"/></text:p>
      <table:table table:style-name="Table357">
        <table:table-columns>
          <table:table-column table:style-name="TableColumn358"/>
          <table:table-column table:style-name="TableColumn359"/>
        </table:table-columns>
        <table:table-row table:style-name="TableRow360">
          <table:table-cell table:style-name="TableCell361">
            <text:p text:style-name="P362">Input</text:p>
          </table:table-cell>
          <table:table-cell table:style-name="TableCell363">
            <text:p text:style-name="P364">Report on the vulnerabilities detected.</text:p>
          </table:table-cell>
        </table:table-row>
        <table:table-row table:style-name="TableRow365">
          <table:table-cell table:style-name="TableCell366">
            <text:p text:style-name="P367">Utilities</text:p>
          </table:table-cell>
          <table:table-cell table:style-name="TableCell368">
            <text:p text:style-name="P369">Excel sheet.</text:p>
          </table:table-cell>
        </table:table-row>
        <text:soft-page-break/>
        <table:table-row table:style-name="TableRow370">
          <table:table-cell table:style-name="TableCell371">
            <text:p text:style-name="P372">Actions</text:p>
          </table:table-cell>
          <table:table-cell table:style-name="TableCell373">
            <text:list text:style-name="WWNum17" text:continue-numbering="true">
              <text:list-item>
                <text:p text:style-name="P374">Analyze the detected vulnerabilities list.</text:p>
              </text:list-item>
              <text:list-item>
                <text:p text:style-name="P375">Give them score on the basis of their severity and<text:s/>impact.</text:p>
              </text:list-item>
              <text:list-item>
                <text:p text:style-name="P376">Categorize according to the score.</text:p>
              </text:list-item>
            </text:list>
          </table:table-cell>
        </table:table-row>
        <table:table-row table:style-name="TableRow377">
          <table:table-cell table:style-name="TableCell378">
            <text:p text:style-name="P379">Outcome</text:p>
          </table:table-cell>
          <table:table-cell table:style-name="TableCell380">
            <text:p text:style-name="P381">The final list is based on the basis of scores given to vulnerabilities.</text:p>
          </table:table-cell>
        </table:table-row>
      </table:table>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h text:style-name="P415" text:outline-level="2"/>
      <text:h text:style-name="Heading1" text:outline-level="1"><text:bookmark-start text:name="_Toc50102433"/>Exploitation<text:bookmark-end text:name="_Toc50102433"/></text:h>
      <text:p text:style-name="P416">The vulnerabilities list obtained in the last section is very useful in<text:s/>executing several attacks on the targeted machine. These attacks could alter the services or to maneuver or attain unwarranted access to the data stored on targeted machine. The following tools are used to conduct the pen test and their procedure is written as follow:</text:p>
      <text:p text:style-name="P417"/>
      <text:p text:style-name="P418"><text:bookmark-start text:name="_Toc50102486"/><text:span text:style-name="T419">Table 11 Metasploit</text:span><text:bookmark-end text:name="_Toc50102486"/></text:p>
      <table:table table:style-name="Table420">
        <table:table-columns>
          <table:table-column table:style-name="TableColumn421"/>
          <table:table-column table:style-name="TableColumn422"/>
        </table:table-columns>
        <table:table-row table:style-name="TableRow423">
          <table:table-cell table:style-name="TableCell424">
            <text:p text:style-name="P425">Input</text:p>
          </table:table-cell>
          <table:table-cell table:style-name="TableCell426">
            <text:p text:style-name="P427">Use the file generated by the automated software i.e. XML.</text:p>
          </table:table-cell>
        </table:table-row>
        <table:table-row table:style-name="TableRow428">
          <table:table-cell table:style-name="TableCell429">
            <text:p text:style-name="P430">Utilities</text:p>
          </table:table-cell>
          <table:table-cell table:style-name="TableCell431">
            <text:p text:style-name="P432">Metasploit (Metasploit.com)</text:p>
          </table:table-cell>
        </table:table-row>
        <table:table-row table:style-name="TableRow433">
          <table:table-cell table:style-name="TableCell434">
            <text:p text:style-name="P435">Actions</text:p>
          </table:table-cell>
          <table:table-cell table:style-name="TableCell436">
            <text:list text:style-name="WWNum19" text:continue-numbering="true">
              <text:list-item>
                <text:p text:style-name="P437">Run Metasploit.</text:p>
              </text:list-item>
              <text:list-item>
                <text:p text:style-name="P438">The downloaded XML file is loaded/imported.</text:p>
              </text:list-item>
              <text:list-item>
                <text:p text:style-name="P439">Initialize the parameters to set up<text:s/>exploits for the vulnerabilities found.</text:p>
              </text:list-item>
              <text:list-item>
                <text:p text:style-name="P440">Run the exploits.</text:p>
              </text:list-item>
            </text:list>
          </table:table-cell>
        </table:table-row>
        <table:table-row table:style-name="TableRow441">
          <table:table-cell table:style-name="TableCell442">
            <text:p text:style-name="P443">Outcome</text:p>
          </table:table-cell>
          <table:table-cell table:style-name="TableCell444">
            <text:p text:style-name="P445">If the exploits are implemented successfully, the penetration test is successful. Afterwards, write the mitigation report and give recommendations and if unsuccessful try the new exploit.</text:p>
          </table:table-cell>
        </table:table-row>
      </table:table>
      <text:p text:style-name="P446"/>
      <text:p text:style-name="P447"><text:bookmark-start text:name="_Toc50102487"/><text:span text:style-name="T448">Table 12 Directory scan</text:span><text:bookmark-end text:name="_Toc50102487"/></text:p>
      <table:table table:style-name="Table449">
        <table:table-columns>
          <table:table-column table:style-name="TableColumn450"/>
          <table:table-column table:style-name="TableColumn451"/>
        </table:table-columns>
        <table:table-row table:style-name="TableRow452">
          <table:table-cell table:style-name="TableCell453">
            <text:p text:style-name="P454">Input</text:p>
          </table:table-cell>
          <table:table-cell table:style-name="TableCell455">
            <text:p text:style-name="P456">IP and port number of the target.</text:p>
          </table:table-cell>
        </table:table-row>
        <table:table-row table:style-name="TableRow457">
          <table:table-cell table:style-name="TableCell458">
            <text:p text:style-name="P459">Utilities</text:p>
          </table:table-cell>
          <table:table-cell table:style-name="TableCell460">
            <text:p text:style-name="P461"><text:span text:style-name="T462">Dirbuster<text:s/></text:span><text:span text:style-name="T463">(OWASP, n.d.)</text:span><text:span text:style-name="T464">.</text:span></text:p>
          </table:table-cell>
        </table:table-row>
        <table:table-row table:style-name="TableRow465">
          <table:table-cell table:style-name="TableCell466">
            <text:p text:style-name="P467">Actions</text:p>
          </table:table-cell>
          <table:table-cell table:style-name="TableCell468">
            <text:list text:style-name="WWNum20" text:continue-numbering="true">
              <text:list-item>
                <text:p text:style-name="P469">Search Dirbuster and then run it.</text:p>
              </text:list-item>
              <text:list-item>
                <text:p text:style-name="P470">In the target’s URL filed, enter IP along with the port number of the target..</text:p>
              </text:list-item>
              <text:list-item>
                <text:p text:style-name="P471">Select the world list from<text:s/>usr/share/Dirbuster folder.</text:p>
              </text:list-item>
              <text:list-item>
                <text:p text:style-name="P472">Set the number of threads.</text:p>
              </text:list-item>
              <text:list-item>
                <text:p text:style-name="P473">Initiate the scan by clicking start.</text:p>
              </text:list-item>
              <text:list-item>
                <text:p text:style-name="P474">Save outcome in the file.</text:p>
              </text:list-item>
            </text:list>
          </table:table-cell>
        </table:table-row>
        <table:table-row table:style-name="TableRow475">
          <table:table-cell table:style-name="TableCell476">
            <text:p text:style-name="P477">Outcome</text:p>
          </table:table-cell>
          <table:table-cell table:style-name="TableCell478">
            <text:p text:style-name="P479">The results would be the list of directories that will help to discover further exploits on the targeted machine.</text:p>
          </table:table-cell>
        </table:table-row>
      </table:table>
      <text:p text:style-name="P480"/>
      <text:p text:style-name="P481"><text:bookmark-start text:name="_Toc50102488"/><text:soft-page-break/><text:span text:style-name="T482">Table 13<text:s/></text:span><text:span text:style-name="T483">SQLi attack</text:span><text:bookmark-end text:name="_Toc50102488"/></text:p>
      <table:table table:style-name="Table484">
        <table:table-columns>
          <table:table-column table:style-name="TableColumn485"/>
          <table:table-column table:style-name="TableColumn486"/>
        </table:table-columns>
        <table:table-row table:style-name="TableRow487">
          <table:table-cell table:style-name="TableCell488">
            <text:p text:style-name="P489">Input</text:p>
          </table:table-cell>
          <table:table-cell table:style-name="TableCell490">
            <text:p text:style-name="P491">URL of the target.</text:p>
          </table:table-cell>
        </table:table-row>
        <table:table-row table:style-name="TableRow492">
          <table:table-cell table:style-name="TableCell493">
            <text:p text:style-name="P494">Utilities</text:p>
          </table:table-cell>
          <table:table-cell table:style-name="TableCell495">
            <text:p text:style-name="P496"><text:span text:style-name="T497">Sqlmap<text:s/></text:span><text:span text:style-name="T498">(sqlmap, n.d.)</text:span><text:span text:style-name="T499">.</text:span></text:p>
          </table:table-cell>
        </table:table-row>
        <table:table-row table:style-name="TableRow500">
          <table:table-cell table:style-name="TableCell501">
            <text:p text:style-name="P502">Actions</text:p>
          </table:table-cell>
          <table:table-cell table:style-name="TableCell503">
            <text:list text:style-name="WWNum21" text:continue-numbering="true">
              <text:list-item>
                <text:p text:style-name="P504">Run the terminal.</text:p>
              </text:list-item>
              <text:list-item>
                <text:p text:style-name="P505">Run the Sqlmap on the system and if it is not installed than install by entering command:<text:s/>“https://github.com/sqlmapproject/sqlmap.git”.</text:p>
              </text:list-item>
              <text:list-item>
                <text:p text:style-name="P506">Run Sqlmap.</text:p>
              </text:list-item>
              <text:list-item>
                <text:p text:style-name="P507">Enter command to get details regarding databases: “Sqlmap -u &lt;target-url&gt; --dbs”.</text:p>
              </text:list-item>
              <text:list-item>
                <text:p text:style-name="P508">Enter command for getting details of the tables: “Sqlmap -u &lt;target-url&gt; --tables”.</text:p>
              </text:list-item>
            </text:list>
          </table:table-cell>
        </table:table-row>
        <table:table-row table:style-name="TableRow509">
          <table:table-cell table:style-name="TableCell510">
            <text:p text:style-name="P511">Outcome</text:p>
          </table:table-cell>
          <table:table-cell table:style-name="TableCell512">
            <text:p text:style-name="P513">The<text:s/>successful exploit will reveal the confidential information from the database. Provide recommendations for its mitigation in the report otherwise run new exploits.</text:p>
          </table:table-cell>
        </table:table-row>
      </table:table>
      <text:p text:style-name="P514"/>
      <text:p text:style-name="P515"><text:bookmark-start text:name="_Toc50102489"/><text:span text:style-name="T516">Table 14 Brute force attack</text:span><text:bookmark-end text:name="_Toc50102489"/></text:p>
      <table:table table:style-name="Table517">
        <table:table-columns>
          <table:table-column table:style-name="TableColumn518"/>
          <table:table-column table:style-name="TableColumn519"/>
        </table:table-columns>
        <table:table-row table:style-name="TableRow520">
          <table:table-cell table:style-name="TableCell521">
            <text:p text:style-name="P522">Input</text:p>
          </table:table-cell>
          <table:table-cell table:style-name="TableCell523">
            <text:p text:style-name="P524">IP of the target and passwords list.</text:p>
          </table:table-cell>
        </table:table-row>
        <table:table-row table:style-name="TableRow525">
          <table:table-cell table:style-name="TableCell526">
            <text:p text:style-name="P527">Utilities</text:p>
          </table:table-cell>
          <table:table-cell table:style-name="TableCell528">
            <text:p text:style-name="P529"><text:span text:style-name="T530">Medusa<text:s/></text:span><text:span text:style-name="T531">(Rubens, n.d.)</text:span><text:span text:style-name="T532">.</text:span></text:p>
          </table:table-cell>
        </table:table-row>
        <table:table-row table:style-name="TableRow533">
          <table:table-cell table:style-name="TableCell534">
            <text:p text:style-name="P535">Actions</text:p>
          </table:table-cell>
          <table:table-cell table:style-name="TableCell536">
            <text:list text:style-name="WWNum22" text:continue-numbering="true">
              <text:list-item>
                <text:p text:style-name="P537">Run the terminal.</text:p>
              </text:list-item>
              <text:list-item>
                <text:p text:style-name="P538">Search and download common list of used passwords from the web search.</text:p>
              </text:list-item>
              <text:list-item>
                <text:p text:style-name="P539">Enter the command: “medusa -h &lt;users-list OR target-ip&gt; -u &lt;user-name&gt; -P &lt;wordlist&gt; -n &lt;port-number&gt;.</text:p>
              </text:list-item>
            </text:list>
          </table:table-cell>
        </table:table-row>
        <table:table-row table:style-name="TableRow540">
          <table:table-cell table:style-name="TableCell541">
            <text:p text:style-name="P542">Outcome</text:p>
          </table:table-cell>
          <table:table-cell table:style-name="TableCell543">
            <text:p text:style-name="P544">The password is obtained for the user if the exploit is successful. Afterwards, it should be mentioned in the report with providing recommendations.</text:p>
          </table:table-cell>
        </table:table-row>
      </table:table>
      <text:p text:style-name="P545"/>
      <text:p text:style-name="P546"><text:bookmark-start text:name="_Toc50102490"/><text:span text:style-name="T547">Table 15 Denial of service</text:span><text:bookmark-end text:name="_Toc50102490"/></text:p>
      <table:table table:style-name="Table548">
        <table:table-columns>
          <table:table-column table:style-name="TableColumn549"/>
          <table:table-column table:style-name="TableColumn550"/>
        </table:table-columns>
        <table:table-row table:style-name="TableRow551">
          <table:table-cell table:style-name="TableCell552">
            <text:p text:style-name="P553">Input</text:p>
          </table:table-cell>
          <table:table-cell table:style-name="TableCell554">
            <text:p text:style-name="P555">IP of the target.</text:p>
          </table:table-cell>
        </table:table-row>
        <table:table-row table:style-name="TableRow556">
          <table:table-cell table:style-name="TableCell557">
            <text:p text:style-name="P558">Utilities</text:p>
          </table:table-cell>
          <table:table-cell table:style-name="TableCell559">
            <text:p text:style-name="P560"><text:span text:style-name="T561">LOIC<text:s/></text:span><text:span text:style-name="T562">(Oliveira, 2019)</text:span><text:span text:style-name="T563"><text:s/>or slowloris<text:s/></text:span><text:span text:style-name="T564">(Yaltirakli, 2020)</text:span><text:span text:style-name="T565">.</text:span></text:p>
          </table:table-cell>
        </table:table-row>
        <table:table-row table:style-name="TableRow566">
          <table:table-cell table:style-name="TableCell567">
            <text:p text:style-name="P568">Actions</text:p>
          </table:table-cell>
          <table:table-cell table:style-name="TableCell569">
            <text:list text:style-name="WWNum23" text:continue-numbering="true">
              <text:list-item>
                <text:p text:style-name="P570">Download LOIC or slowloris form GitHub.</text:p>
              </text:list-item>
              <text:list-item>
                <text:p text:style-name="P571">Run terminal in folder containing LOIC or slowloris.</text:p>
              </text:list-item>
              <text:list-item>
                <text:p text:style-name="P572">For running LOIC type and enter ./loic.sh and for slowloris type “./slowloris.py &lt;target-ip&gt;”.</text:p>
              </text:list-item>
              <text:list-item>
                <text:p text:style-name="P573">The slowloris results will start coming and if using LOIC, enter the IP or the URL in the specified bar and then press the button named: “lock on”.</text:p>
              </text:list-item>
              <text:list-item>
                <text:p text:style-name="P574">Press the button named: “IMMA CHARGIN MAH LAZER” to run the exploit.</text:p>
              </text:list-item>
            </text:list>
          </table:table-cell>
        </table:table-row>
        <text:soft-page-break/>
        <table:table-row table:style-name="TableRow575">
          <table:table-cell table:style-name="TableCell576">
            <text:p text:style-name="P577">Outcome</text:p>
          </table:table-cell>
          <table:table-cell table:style-name="TableCell578">
            <text:p text:style-name="P579">The flooding will likely be started and will flood the services if appropriate<text:s/>security measures are not taken. Mention in the report and provide recommendations and if unsuccessful try another exploit.</text:p>
          </table:table-cell>
        </table:table-row>
      </table:table>
      <text:p text:style-name="P580"/>
      <text:p text:style-name="P581"><text:bookmark-start text:name="_Toc50102491"/><text:span text:style-name="T582">Table 16 Man-in-the-middle</text:span><text:bookmark-end text:name="_Toc50102491"/></text:p>
      <table:table table:style-name="Table583">
        <table:table-columns>
          <table:table-column table:style-name="TableColumn584"/>
          <table:table-column table:style-name="TableColumn585"/>
        </table:table-columns>
        <table:table-row table:style-name="TableRow586">
          <table:table-cell table:style-name="TableCell587">
            <text:p text:style-name="P588">Input</text:p>
          </table:table-cell>
          <table:table-cell table:style-name="TableCell589">
            <text:p text:style-name="P590">IP of the target.</text:p>
          </table:table-cell>
        </table:table-row>
        <table:table-row table:style-name="TableRow591">
          <table:table-cell table:style-name="TableCell592">
            <text:p text:style-name="P593">Utilities</text:p>
          </table:table-cell>
          <table:table-cell table:style-name="TableCell594">
            <text:list text:style-name="WWNum49" text:continue-numbering="true">
              <text:list-item>
                <text:p text:style-name="P595">Arpspoof.</text:p>
              </text:list-item>
              <text:list-item>
                <text:p text:style-name="P596"><text:span text:style-name="T597">Tcpdump<text:s/></text:span><text:span text:style-name="T598">(Hat), 2018)</text:span><text:span text:style-name="T599">.</text:span></text:p>
              </text:list-item>
            </text:list>
          </table:table-cell>
        </table:table-row>
        <table:table-row table:style-name="TableRow600">
          <table:table-cell table:style-name="TableCell601">
            <text:p text:style-name="P602">Actions</text:p>
          </table:table-cell>
          <table:table-cell table:style-name="TableCell603">
            <text:list text:style-name="WWNum24" text:continue-numbering="true">
              <text:list-item>
                <text:p text:style-name="P604">Run the terminal.</text:p>
              </text:list-item>
              <text:list-item>
                <text:p text:style-name="P605">Install the arpspoof if not already installed by entering the command: “apt-get install dsniff”.</text:p>
              </text:list-item>
              <text:list-item>
                <text:p text:style-name="P606"><text:span text:style-name="T607">Execute “arpspoof [-I<text:s/></text:span><text:span text:style-name="T608">interface</text:span><text:span text:style-name="T609">] [-t<text:s/></text:span><text:span text:style-name="T610">target’s ip</text:span><text:span text:style-name="T611">] host”.</text:span></text:p>
              </text:list-item>
              <text:list-item>
                <text:p text:style-name="P612"><text:span text:style-name="T613">Launch second terminal and execute “arpspoof [-I<text:s/></text:span><text:span text:style-name="T614">interface</text:span><text:span text:style-name="T615">] [-t router’s ip] host”.</text:span></text:p>
              </text:list-item>
              <text:list-item>
                <text:p text:style-name="P616">Enter command “apt-get install tcpdump” to install tcpdump if not already installed.</text:p>
              </text:list-item>
              <text:list-item>
                <text:p text:style-name="P617">Make sure that the IP forwarding is not disabled, open third terminal, and execute: “echo 1 &gt; /proc/sys/net/ipv4/ip_forward”.</text:p>
              </text:list-item>
              <text:list-item>
                <text:p text:style-name="P618"><text:span text:style-name="T619">Now execute: “tcpdump [-I<text:s/></text:span><text:span text:style-name="T620">interface</text:span><text:span text:style-name="T621">] [-n<text:s/></text:span><text:span text:style-name="T622">port</text:span><text:span text:style-name="T623">] [</text:span><text:span text:style-name="T624">target’s<text:s/></text:span><text:span text:style-name="T625">port]<text:s/></text:span><text:span text:style-name="T626">and<text:s/></text:span><text:span text:style-name="T627">host [target’s ip].</text:span></text:p>
              </text:list-item>
              <text:list-item>
                <text:p text:style-name="P628">Capturing traffic will begin now.</text:p>
              </text:list-item>
            </text:list>
          </table:table-cell>
        </table:table-row>
        <table:table-row table:style-name="TableRow629">
          <table:table-cell table:style-name="TableCell630">
            <text:p text:style-name="P631">Outcome</text:p>
          </table:table-cell>
          <table:table-cell table:style-name="TableCell632">
            <text:p text:style-name="P633">If the above-mentioned procedure is executed successfully then the flow of traffic from the target can be seen which means man-in-the-middle is successful. Afterwards mention it in the<text:s/>report and provide recommendations to mitigate it.</text:p>
          </table:table-cell>
        </table:table-row>
      </table:table>
      <text:p text:style-name="P634"/>
      <text:p text:style-name="P635"><text:bookmark-start text:name="_Toc50102492"/><text:soft-page-break/><text:span text:style-name="T636">Table 17 Fuzzing</text:span><text:bookmark-end text:name="_Toc50102492"/></text:p>
      <table:table table:style-name="Table637">
        <table:table-columns>
          <table:table-column table:style-name="TableColumn638"/>
          <table:table-column table:style-name="TableColumn639"/>
        </table:table-columns>
        <table:table-row table:style-name="TableRow640">
          <table:table-cell table:style-name="TableCell641">
            <text:p text:style-name="P642">Input</text:p>
          </table:table-cell>
          <table:table-cell table:style-name="TableCell643">
            <text:p text:style-name="P644">IP of the target.</text:p>
          </table:table-cell>
        </table:table-row>
        <table:table-row table:style-name="TableRow645">
          <table:table-cell table:style-name="TableCell646">
            <text:p text:style-name="P647">Utilities</text:p>
          </table:table-cell>
          <table:table-cell table:style-name="TableCell648">
            <text:p text:style-name="P649"><text:span text:style-name="T650">Sfuzz<text:s/></text:span><text:span text:style-name="T651">(Conole, n.d.)</text:span><text:span text:style-name="T652">.</text:span></text:p>
          </table:table-cell>
        </table:table-row>
        <table:table-row table:style-name="TableRow653">
          <table:table-cell table:style-name="TableCell654">
            <text:p text:style-name="P655">Actions</text:p>
          </table:table-cell>
          <table:table-cell table:style-name="TableCell656">
            <text:list text:style-name="WWNum25" text:continue-numbering="true">
              <text:list-item>
                <text:p text:style-name="P657">Run the terminal.</text:p>
              </text:list-item>
              <text:list-item>
                <text:p text:style-name="P658">If not installed, then type and enter: “sudo apt-get install sfuzz”.</text:p>
              </text:list-item>
              <text:list-item>
                <text:p text:style-name="P659">Go into the directory with the<text:s/>list of fuzzing scripts by entering “cd /usr/share/sfuzz-db”.</text:p>
              </text:list-item>
              <text:list-item>
                <text:p text:style-name="P660"><text:span text:style-name="T661">To execute the script, type: “sfuzz -S [target’s ip] [-p<text:s/></text:span><text:span text:style-name="T662">port</text:span><text:span text:style-name="T663">] -T [-f<text:s/></text:span><text:span text:style-name="T664">config-file</text:span><text:span text:style-name="T665">] [-L<text:s/></text:span><text:span text:style-name="T666">output-file</text:span><text:span text:style-name="T667">] and press enter.</text:span></text:p>
              </text:list-item>
              <text:list-item>
                <text:p text:style-name="P668">Analyze the results.</text:p>
              </text:list-item>
            </text:list>
          </table:table-cell>
        </table:table-row>
        <table:table-row table:style-name="TableRow669">
          <table:table-cell table:style-name="TableCell670">
            <text:p text:style-name="P671">Outcome</text:p>
          </table:table-cell>
          <table:table-cell table:style-name="TableCell672">
            <text:p text:style-name="P673">To check for the memory leaks and any<text:s/>vulnerability that could be exploited, the target is tested by giving random scripts. If it is showing errors for such commands, it means the system is secure otherwise the founded vulnerability should be mentioned along with the mitigation strategy in the<text:s/>report.</text:p>
          </table:table-cell>
        </table:table-row>
      </table:table>
      <text:p text:style-name="P674"><text:bookmark-start text:name="_Toc49743051"/><text:bookmark-start text:name="_Toc50102434"/><text:bookmark-start text:name="_Toc50008487"/><text:bookmark-start text:name="_Toc50008273"/><text:bookmark-start text:name="_Toc50004075"/><text:bookmark-start text:name="_Toc49923504"/><text:bookmark-start text:name="_Toc49922578"/><text:bookmark-start text:name="_Toc49743443"/><text:bookmark-start text:name="_Toc49743314"/><text:bookmark-start text:name="_Toc49743185"/><text:bookmark-start text:name="_Toc49743118"/><text:bookmark-end text:name="_Toc49743051"/><text:bookmark-end text:name="_Toc50102434"/><text:bookmark-end text:name="_Toc50008487"/><text:bookmark-end text:name="_Toc50008273"/><text:bookmark-end text:name="_Toc50004075"/><text:bookmark-end text:name="_Toc49923504"/><text:bookmark-end text:name="_Toc49922578"/><text:bookmark-end text:name="_Toc49743443"/><text:bookmark-end text:name="_Toc49743314"/><text:bookmark-end text:name="_Toc49743185"/><text:bookmark-end text:name="_Toc49743118"/></text:p>
      <text:p text:style-name="P675"/>
      <text:list text:style-name="WWNum49" text:continue-numbering="true">
        <text:list-item>
          <text:p text:style-name="P676"/>
          <text:list text:continue-numbering="true">
            <text:list-item>
              <text:p text:style-name="P677"><text:bookmark-start text:name="_Toc49743052"/><text:bookmark-start text:name="_Toc50102435"/><text:bookmark-start text:name="_Toc50008488"/><text:bookmark-start text:name="_Toc50008274"/><text:bookmark-start text:name="_Toc50004076"/><text:bookmark-start text:name="_Toc49923505"/><text:bookmark-start text:name="_Toc49922579"/><text:bookmark-start text:name="_Toc49743444"/><text:bookmark-start text:name="_Toc49743315"/><text:bookmark-start text:name="_Toc49743186"/><text:bookmark-start text:name="_Toc49743119"/><text:bookmark-end text:name="_Toc49743052"/><text:bookmark-end text:name="_Toc50102435"/><text:bookmark-end text:name="_Toc50008488"/><text:bookmark-end text:name="_Toc50008274"/><text:bookmark-end text:name="_Toc50004076"/><text:bookmark-end text:name="_Toc49923505"/><text:bookmark-end text:name="_Toc49922579"/><text:bookmark-end text:name="_Toc49743444"/><text:bookmark-end text:name="_Toc49743315"/><text:bookmark-end text:name="_Toc49743186"/><text:bookmark-end text:name="_Toc49743119"/></text:p>
              <text:list text:continue-numbering="true">
                <text:list-item>
                  <text:p text:style-name="P678"><text:bookmark-start text:name="_Toc49743053"/><text:bookmark-start text:name="_Toc50102436"/><text:bookmark-start text:name="_Toc50008489"/><text:bookmark-start text:name="_Toc50008275"/><text:bookmark-start text:name="_Toc50004077"/><text:bookmark-start text:name="_Toc49923506"/><text:bookmark-start text:name="_Toc49922580"/><text:bookmark-start text:name="_Toc49743445"/><text:bookmark-start text:name="_Toc49743316"/><text:bookmark-start text:name="_Toc49743187"/><text:bookmark-start text:name="_Toc49743120"/><text:bookmark-end text:name="_Toc49743053"/><text:bookmark-end text:name="_Toc50102436"/><text:bookmark-end text:name="_Toc50008489"/><text:bookmark-end text:name="_Toc50008275"/><text:bookmark-end text:name="_Toc50004077"/><text:bookmark-end text:name="_Toc49923506"/><text:bookmark-end text:name="_Toc49922580"/><text:bookmark-end text:name="_Toc49743445"/><text:bookmark-end text:name="_Toc49743316"/><text:bookmark-end text:name="_Toc49743187"/><text:bookmark-end text:name="_Toc49743120"/></text:p>
                </text:list-item>
                <text:list-item>
                  <text:p text:style-name="P679"><text:bookmark-start text:name="_Toc49743054"/><text:bookmark-start text:name="_Toc50102437"/><text:bookmark-start text:name="_Toc50008490"/><text:bookmark-start text:name="_Toc50008276"/><text:bookmark-start text:name="_Toc50004078"/><text:bookmark-start text:name="_Toc49923507"/><text:bookmark-start text:name="_Toc49922581"/><text:bookmark-start text:name="_Toc49743446"/><text:bookmark-start text:name="_Toc49743317"/><text:bookmark-start text:name="_Toc49743188"/><text:bookmark-start text:name="_Toc49743121"/><text:bookmark-end text:name="_Toc49743054"/><text:bookmark-end text:name="_Toc50102437"/><text:bookmark-end text:name="_Toc50008490"/><text:bookmark-end text:name="_Toc50008276"/><text:bookmark-end text:name="_Toc50004078"/><text:bookmark-end text:name="_Toc49923507"/><text:bookmark-end text:name="_Toc49922581"/><text:bookmark-end text:name="_Toc49743446"/><text:bookmark-end text:name="_Toc49743317"/><text:bookmark-end text:name="_Toc49743188"/><text:bookmark-end text:name="_Toc49743121"/></text:p>
                </text:list-item>
                <text:list-item>
                  <text:p text:style-name="P680"><text:bookmark-start text:name="_Toc49743055"/><text:bookmark-start text:name="_Toc50102438"/><text:bookmark-start text:name="_Toc50008491"/><text:bookmark-start text:name="_Toc50008277"/><text:bookmark-start text:name="_Toc50004079"/><text:bookmark-start text:name="_Toc49923508"/><text:bookmark-start text:name="_Toc49922582"/><text:bookmark-start text:name="_Toc49743447"/><text:bookmark-start text:name="_Toc49743318"/><text:bookmark-start text:name="_Toc49743189"/><text:bookmark-start text:name="_Toc49743122"/><text:bookmark-end text:name="_Toc49743055"/><text:bookmark-end text:name="_Toc50102438"/><text:bookmark-end text:name="_Toc50008491"/><text:bookmark-end text:name="_Toc50008277"/><text:bookmark-end text:name="_Toc50004079"/><text:bookmark-end text:name="_Toc49923508"/><text:bookmark-end text:name="_Toc49922582"/><text:bookmark-end text:name="_Toc49743447"/><text:bookmark-end text:name="_Toc49743318"/><text:bookmark-end text:name="_Toc49743189"/><text:bookmark-end text:name="_Toc49743122"/></text:p>
                </text:list-item>
                <text:list-item>
                  <text:p text:style-name="P681"><text:bookmark-start text:name="_Toc49743056"/><text:bookmark-start text:name="_Toc50102439"/><text:bookmark-start text:name="_Toc50008492"/><text:bookmark-start text:name="_Toc50008278"/><text:bookmark-start text:name="_Toc50004080"/><text:bookmark-start text:name="_Toc49923509"/><text:bookmark-start text:name="_Toc49922583"/><text:bookmark-start text:name="_Toc49743448"/><text:bookmark-start text:name="_Toc49743319"/><text:bookmark-start text:name="_Toc49743190"/><text:bookmark-start text:name="_Toc49743123"/><text:bookmark-end text:name="_Toc49743056"/><text:bookmark-end text:name="_Toc50102439"/><text:bookmark-end text:name="_Toc50008492"/><text:bookmark-end text:name="_Toc50008278"/><text:bookmark-end text:name="_Toc50004080"/><text:bookmark-end text:name="_Toc49923509"/><text:bookmark-end text:name="_Toc49922583"/><text:bookmark-end text:name="_Toc49743448"/><text:bookmark-end text:name="_Toc49743319"/><text:bookmark-end text:name="_Toc49743190"/><text:bookmark-end text:name="_Toc49743123"/></text:p>
                </text:list-item>
                <text:list-item>
                  <text:p text:style-name="P682"><text:bookmark-start text:name="_Toc49743057"/><text:bookmark-start text:name="_Toc50102440"/><text:bookmark-start text:name="_Toc50008493"/><text:bookmark-start text:name="_Toc50008279"/><text:bookmark-start text:name="_Toc50004081"/><text:bookmark-start text:name="_Toc49923510"/><text:bookmark-start text:name="_Toc49922584"/><text:bookmark-start text:name="_Toc49743449"/><text:bookmark-start text:name="_Toc49743320"/><text:bookmark-start text:name="_Toc49743191"/><text:bookmark-start text:name="_Toc49743124"/><text:bookmark-end text:name="_Toc49743057"/><text:bookmark-end text:name="_Toc50102440"/><text:bookmark-end text:name="_Toc50008493"/><text:bookmark-end text:name="_Toc50008279"/><text:bookmark-end text:name="_Toc50004081"/><text:bookmark-end text:name="_Toc49923510"/><text:bookmark-end text:name="_Toc49922584"/><text:bookmark-end text:name="_Toc49743449"/><text:bookmark-end text:name="_Toc49743320"/><text:bookmark-end text:name="_Toc49743191"/><text:bookmark-end text:name="_Toc49743124"/></text:p>
                </text:list-item>
              </text:list>
            </text:list-item>
          </text:list>
        </text:list-item>
      </text:list>
      <text:h text:style-name="Heading1" text:outline-level="1"><text:bookmark-start text:name="_Toc50102441"/>Post exploitation<text:bookmark-end text:name="_Toc50102441"/></text:h>
      <text:p text:style-name="P683"><text:span text:style-name="T684">The post exploitation is based on the report providing a detailed analysis of the penetration testing activities. It is explained that how the vulnerabilities are found and how they are exploited. The<text:s/></text:span><text:span text:style-name="T685">consequences of these vulnerabilities are also explained in the report. At the end, recommendations are provided for mitigating or removing the risk to make the system sec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font-weight="bold" style:font-weight-asian="bold"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next-style-name="Standard">
      <style:paragraph-properties fo:margin-bottom="0.1388in"/>
      <style:text-properties fo:font-weight="bold" style:font-weight-asian="bold" fo:font-style="italic" style:font-style-asian="italic" style:font-style-complex="italic" style:font-size-complex="9pt"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954F72" style:text-underline-type="single" style:text-underline-style="solid" style:text-underline-width="auto" style:text-underline-mode="continuous" style:text-underline-color="font-color"/>
    </style:style>
    <style:style style:name="NumberingSymbols" style:display-name="Numbering Symbols"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list-style style:name="WWNum33" style:display-name="WWNum3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40" style:display-name="WWNum4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41" style:display-name="WWNum4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7" style:display-name="WWNum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8" style:display-name="WWNum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42" style:display-name="WWNum4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9" style:display-name="WWNum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43" style:display-name="WWNum4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0" style:display-name="WWNum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44" style:display-name="WWNum4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39" style:display-name="WWNum3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45" style:display-name="WWNum4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1" style:display-name="WWNum1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2" style:display-name="WWNum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1LVL1" style:family="text">
      <style:text-properties style:font-name="Symbol"/>
    </style:style>
    <text:list-style style:name="WWNum13" style:display-name="WWNum13">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6" style:display-name="WWNum4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3LVL1" style:family="text">
      <style:text-properties style:font-name="Symbol"/>
    </style:style>
    <text:list-style style:name="WWNum47" style:display-name="WWNum47">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WWNum14" style:display-name="WWNum1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48" style:display-name="WWNum4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6" style:display-name="WWNum1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7" style:display-name="WWNum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8" style:display-name="WWNum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9" style:display-name="WWNum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20" style:display-name="WWNum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21" style:display-name="WWNum2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22" style:display-name="WWNum2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23" style:display-name="WWNum2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49" style:display-name="WWNum4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4" style:display-name="WWNum2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25" style:display-name="WWNum2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1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hmed Ajmal [Student-PECS]</dc:creator>
    <meta:creation-date>2021-02-02T11:34:00Z</meta:creation-date>
    <dc:date>2021-02-04T04:02:00Z</dc:date>
    <meta:template xlink:href="Normal.dotm" xlink:type="simple"/>
    <meta:editing-cycles>12</meta:editing-cycles>
    <meta:editing-duration>PT1140S</meta:editing-duration>
    <meta:document-statistic meta:page-count="10" meta:paragraph-count="22" meta:word-count="1697" meta:character-count="11352" meta:row-count="80" meta:non-whitespace-character-count="9677"/>
  </office:meta>
</office:document-meta>
</file>